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ngers" svg:font-family="Bangers" style:font-adornments="Bold" style:font-pitch="variable"/>
    <style:font-face style:name="Berlin Sans FB Demi" svg:font-family="'Berlin Sans FB Demi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rimson Text" svg:font-family="'Crimson Text'" style:font-adornments="Regular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Vampiro One" svg:font-family="'Vampiro One'" style:font-adornments="Bold" style:font-pitch="variable"/>
  </office:font-face-decls>
  <office:automatic-styles>
    <style:style style:name="Table2" style:family="table">
      <style:table-properties style:width="347.5pt" fo:margin-top="0pt" fo:margin-bottom="0pt" table:align="margins" style:writing-mode="lr-tb"/>
    </style:style>
    <style:style style:name="Table2.A" style:family="table-column">
      <style:table-column-properties style:column-width="347.5pt" style:rel-column-width="65535*"/>
    </style:style>
    <style:style style:name="Table2.A1" style:family="table-cell">
      <style:table-cell-properties fo:background-color="#f2f2f2" fo:padding-left="15pt" fo:padding-right="15pt" fo:padding-top="22.5pt" fo:padding-bottom="15pt" fo:border="none">
        <style:background-image/>
      </style:table-cell-properties>
    </style:style>
    <style:style style:name="Table4" style:family="table">
      <style:table-properties style:width="344.5pt" table:align="margins" style:shadow="#e8e8e8 3pt 3pt" style:writing-mode="lr-tb"/>
    </style:style>
    <style:style style:name="Table4.A" style:family="table-column">
      <style:table-column-properties style:column-width="87pt" style:rel-column-width="16548*"/>
    </style:style>
    <style:style style:name="Table4.B" style:family="table-column">
      <style:table-column-properties style:column-width="257.5pt" style:rel-column-width="48987*"/>
    </style:style>
    <style:style style:name="Table4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4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4.A9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4.B9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" style:family="table">
      <style:table-properties style:width="344.5pt" table:align="margins" style:shadow="#e8e8e8 3pt 3pt" style:writing-mode="lr-tb"/>
    </style:style>
    <style:style style:name="Table5.A" style:family="table-column">
      <style:table-column-properties style:column-width="85.15pt" style:rel-column-width="16199*"/>
    </style:style>
    <style:style style:name="Table5.B" style:family="table-column">
      <style:table-column-properties style:column-width="259.35pt" style:rel-column-width="49336*"/>
    </style:style>
    <style:style style:name="Table5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5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5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5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" style:family="table">
      <style:table-properties style:width="344.5pt" table:align="margins" style:shadow="#e8e8e8 3pt 3pt" style:writing-mode="lr-tb"/>
    </style:style>
    <style:style style:name="Table7.A" style:family="table-column">
      <style:table-column-properties style:column-width="87pt" style:rel-column-width="16548*"/>
    </style:style>
    <style:style style:name="Table7.B" style:family="table-column">
      <style:table-column-properties style:column-width="257.5pt" style:rel-column-width="48987*"/>
    </style:style>
    <style:style style:name="Table7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7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7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7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" style:family="table">
      <style:table-properties style:width="344.5pt" table:align="margins" style:shadow="#e8e8e8 3pt 3pt" style:writing-mode="lr-tb"/>
    </style:style>
    <style:style style:name="Table6.A" style:family="table-column">
      <style:table-column-properties style:column-width="87pt" style:rel-column-width="16548*"/>
    </style:style>
    <style:style style:name="Table6.B" style:family="table-column">
      <style:table-column-properties style:column-width="257.5pt" style:rel-column-width="48987*"/>
    </style:style>
    <style:style style:name="Table6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6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6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6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" style:family="table" style:master-page-name="">
      <style:table-properties style:width="344.5pt" style:page-number="auto" table:align="margins" style:shadow="#e8e8e8 3pt 3pt" style:writing-mode="lr-tb"/>
    </style:style>
    <style:style style:name="Table3.A" style:family="table-column">
      <style:table-column-properties style:column-width="74.35pt" style:rel-column-width="14144*"/>
    </style:style>
    <style:style style:name="Table3.B" style:family="table-column">
      <style:table-column-properties style:column-width="270.15pt" style:rel-column-width="51391*"/>
    </style:style>
    <style:style style:name="Table3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3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.A9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9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.A10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10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.A11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11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.A1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1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3.A1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3.B1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" style:family="table">
      <style:table-properties style:width="163.25pt" table:align="margins" style:shadow="#e8e8e8 3pt 3pt" style:writing-mode="lr-tb"/>
    </style:style>
    <style:style style:name="Table1.A" style:family="table-column">
      <style:table-column-properties style:column-width="81.6pt" style:rel-column-width="32767*"/>
    </style:style>
    <style:style style:name="Table1.B" style:family="table-column">
      <style:table-column-properties style:column-width="81.65pt" style:rel-column-width="32768*"/>
    </style:style>
    <style:style style:name="Table1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1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5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5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6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6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7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7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8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8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9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9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0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0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1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1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1.A1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1.B1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" style:family="table" style:master-page-name="">
      <style:table-properties style:width="163.25pt" style:page-number="auto" table:align="margins" style:shadow="#e8e8e8 3pt 3pt" style:writing-mode="lr-tb"/>
    </style:style>
    <style:style style:name="Table8.A" style:family="table-column">
      <style:table-column-properties style:column-width="86.15pt" style:rel-column-width="1756*"/>
    </style:style>
    <style:style style:name="Table8.B" style:family="table-column">
      <style:table-column-properties style:column-width="77.1pt" style:rel-column-width="1571*"/>
    </style:style>
    <style:style style:name="Table8.A1" style:family="table-cell">
      <style:table-cell-properties fo:background-color="#000000" fo:padding-left="2pt" fo:padding-right="2pt" fo:padding-top="1pt" fo:padding-bottom="1pt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000000" fo:padding-left="2pt" fo:padding-right="2pt" fo:padding-top="1pt" fo:padding-bottom="1pt" fo:border="0.5pt solid #000000">
        <style:background-image/>
      </style:table-cell-properties>
    </style:style>
    <style:style style:name="Table8.A2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2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.A3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3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Table8.A4" style:family="table-cell">
      <style:table-cell-properties fo:padding-left="2pt" fo:padding-right="2pt" fo:padding-top="1pt" fo:padding-bottom="1pt" fo:border-left="0.5pt solid #000000" fo:border-right="none" fo:border-top="none" fo:border-bottom="0.5pt solid #000000"/>
    </style:style>
    <style:style style:name="Table8.B4" style:family="table-cell">
      <style:table-cell-properties fo:padding-left="2pt" fo:padding-right="2pt" fo:padding-top="1pt" fo:padding-bottom="1pt" fo:border-left="0.5pt solid #000000" fo:border-right="0.5pt solid #000000" fo:border-top="none" fo:border-bottom="0.5pt solid #000000"/>
    </style:style>
    <style:style style:name="P1" style:family="paragraph" style:parent-style-name="Heading_20_1" style:master-page-name="Standard">
      <style:paragraph-properties style:page-number="auto"/>
      <style:text-properties officeooo:paragraph-rsid="0079311a"/>
    </style:style>
    <style:style style:name="P2" style:family="paragraph" style:parent-style-name="Heading_20_1">
      <style:text-properties officeooo:rsid="0078bf65" officeooo:paragraph-rsid="0078bf65"/>
    </style:style>
    <style:style style:name="P3" style:family="paragraph" style:parent-style-name="Standard">
      <style:text-properties officeooo:paragraph-rsid="0071b42a"/>
    </style:style>
    <style:style style:name="P4" style:family="paragraph" style:parent-style-name="Standard" style:list-style-name="L1">
      <style:text-properties officeooo:paragraph-rsid="00f7eed7"/>
    </style:style>
    <style:style style:name="P5" style:family="paragraph" style:parent-style-name="Standard" style:list-style-name="L1">
      <style:text-properties officeooo:rsid="00fbd6a4" officeooo:paragraph-rsid="00fbd6a4"/>
    </style:style>
    <style:style style:name="P6" style:family="paragraph" style:parent-style-name="Standard" style:list-style-name="L1"/>
    <style:style style:name="P7" style:family="paragraph" style:parent-style-name="List_20_Paragraph" style:list-style-name="L2">
      <style:text-properties officeooo:paragraph-rsid="00fb7ddf"/>
    </style:style>
    <style:style style:name="P8" style:family="paragraph" style:parent-style-name="List_20_Paragraph" style:list-style-name="L2">
      <style:text-properties officeooo:rsid="00fb7ddf" officeooo:paragraph-rsid="00fb7ddf"/>
    </style:style>
    <style:style style:name="P9" style:family="paragraph" style:parent-style-name="Standard" style:list-style-name="L1">
      <style:text-properties officeooo:paragraph-rsid="006cb291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Heading_20_1">
      <style:paragraph-properties fo:break-before="page"/>
      <style:text-properties officeooo:paragraph-rsid="003f62b7"/>
    </style:style>
    <style:style style:name="P12" style:family="paragraph" style:parent-style-name="Heading_20_1">
      <style:text-properties officeooo:rsid="00c6b19a" officeooo:paragraph-rsid="00c6b19a"/>
    </style:style>
    <style:style style:name="P13" style:family="paragraph" style:parent-style-name="Standard">
      <style:text-properties officeooo:paragraph-rsid="00d323f9"/>
    </style:style>
    <style:style style:name="P14" style:family="paragraph" style:parent-style-name="Heading_20_2">
      <style:text-properties officeooo:rsid="00ca99e7" officeooo:paragraph-rsid="00d323f9"/>
    </style:style>
    <style:style style:name="P15" style:family="paragraph" style:parent-style-name="Standard">
      <style:text-properties officeooo:rsid="00ca99e7" officeooo:paragraph-rsid="00d323f9"/>
    </style:style>
    <style:style style:name="P16" style:family="paragraph" style:parent-style-name="Standard">
      <style:text-properties officeooo:rsid="00c95a39" officeooo:paragraph-rsid="00d323f9"/>
    </style:style>
    <style:style style:name="P17" style:family="paragraph" style:parent-style-name="Heading_20_2">
      <style:text-properties officeooo:paragraph-rsid="00d323f9"/>
    </style:style>
    <style:style style:name="P18" style:family="paragraph" style:parent-style-name="Standard">
      <style:text-properties officeooo:rsid="00ca99e7" officeooo:paragraph-rsid="00d6b086"/>
    </style:style>
    <style:style style:name="P19" style:family="paragraph" style:parent-style-name="Standard">
      <style:text-properties officeooo:rsid="00d6b086" officeooo:paragraph-rsid="00d6b086"/>
    </style:style>
    <style:style style:name="P20" style:family="paragraph" style:parent-style-name="Table_20_Header">
      <style:paragraph-properties fo:text-align="left" style:justify-single-word="false"/>
    </style:style>
    <style:style style:name="P21" style:family="paragraph" style:parent-style-name="Table_20_Contents">
      <style:paragraph-properties fo:text-align="left" style:justify-single-word="false"/>
      <style:text-properties officeooo:paragraph-rsid="00ccc4aa"/>
    </style:style>
    <style:style style:name="P22" style:family="paragraph" style:parent-style-name="Table_20_Contents">
      <style:paragraph-properties fo:text-align="left" style:justify-single-word="false"/>
      <style:text-properties officeooo:rsid="00ccc4aa" officeooo:paragraph-rsid="00ccc4aa"/>
    </style:style>
    <style:style style:name="P23" style:family="paragraph" style:parent-style-name="Table_20_Contents">
      <style:paragraph-properties fo:text-align="left" style:justify-single-word="false"/>
      <style:text-properties officeooo:paragraph-rsid="00ccde7a"/>
    </style:style>
    <style:style style:name="P24" style:family="paragraph" style:parent-style-name="Table_20_Header">
      <style:paragraph-properties fo:text-align="left" style:justify-single-word="false"/>
      <style:text-properties officeooo:paragraph-rsid="00ccc4aa"/>
    </style:style>
    <style:style style:name="P25" style:family="paragraph" style:parent-style-name="Table_20_Contents">
      <style:paragraph-properties fo:text-align="left" style:justify-single-word="false"/>
      <style:text-properties officeooo:rsid="00ccde7a" officeooo:paragraph-rsid="00ccde7a"/>
    </style:style>
    <style:style style:name="P26" style:family="paragraph" style:parent-style-name="Standard">
      <style:text-properties officeooo:paragraph-rsid="00ccc4aa"/>
    </style:style>
    <style:style style:name="P27" style:family="paragraph" style:parent-style-name="Heading_20_2">
      <style:text-properties officeooo:rsid="00d00e52" officeooo:paragraph-rsid="00d46a30"/>
    </style:style>
    <style:style style:name="P28" style:family="paragraph" style:parent-style-name="Table_20_Header">
      <style:paragraph-properties fo:text-align="left" style:justify-single-word="false"/>
      <style:text-properties officeooo:paragraph-rsid="00d46a30"/>
    </style:style>
    <style:style style:name="P29" style:family="paragraph" style:parent-style-name="Table_20_Contents">
      <style:paragraph-properties fo:text-align="left" style:justify-single-word="false"/>
      <style:text-properties officeooo:rsid="00fc94ab" officeooo:paragraph-rsid="00fc94ab"/>
    </style:style>
    <style:style style:name="P30" style:family="paragraph" style:parent-style-name="Table_20_Contents">
      <style:paragraph-properties fo:text-align="left" style:justify-single-word="false"/>
      <style:text-properties officeooo:rsid="00f7eed7" officeooo:paragraph-rsid="00f7eed7"/>
    </style:style>
    <style:style style:name="P31" style:family="paragraph" style:parent-style-name="Table_20_Contents">
      <style:paragraph-properties fo:text-align="left" style:justify-single-word="false"/>
      <style:text-properties officeooo:rsid="00d49c35" officeooo:paragraph-rsid="00f7eed7"/>
    </style:style>
    <style:style style:name="P32" style:family="paragraph" style:parent-style-name="Standard">
      <style:text-properties officeooo:rsid="00d00e52" officeooo:paragraph-rsid="00d46a30"/>
    </style:style>
    <style:style style:name="P33" style:family="paragraph" style:parent-style-name="Table_20_Header">
      <style:paragraph-properties fo:text-align="left" style:justify-single-word="false"/>
      <style:text-properties officeooo:paragraph-rsid="00ccde7a"/>
    </style:style>
    <style:style style:name="P34" style:family="paragraph" style:parent-style-name="Table_20_Contents">
      <style:paragraph-properties fo:text-align="left" style:justify-single-word="false"/>
      <style:text-properties officeooo:rsid="00d9508b" officeooo:paragraph-rsid="00d9508b"/>
    </style:style>
    <style:style style:name="P35" style:family="paragraph" style:parent-style-name="Table_20_Contents">
      <style:paragraph-properties fo:text-align="left" style:justify-single-word="false"/>
      <style:text-properties officeooo:rsid="00d6b086" officeooo:paragraph-rsid="00d6b086"/>
    </style:style>
    <style:style style:name="P36" style:family="paragraph" style:parent-style-name="Table_20_Contents">
      <style:paragraph-properties fo:text-align="left" style:justify-single-word="false"/>
      <style:text-properties officeooo:rsid="00ccde7a" officeooo:paragraph-rsid="00f887f4"/>
    </style:style>
    <style:style style:name="P37" style:family="paragraph" style:parent-style-name="Standard">
      <style:text-properties officeooo:rsid="00ccde7a" officeooo:paragraph-rsid="00ccde7a"/>
    </style:style>
    <style:style style:name="P38" style:family="paragraph" style:parent-style-name="Heading_20_1">
      <style:paragraph-properties fo:break-before="page"/>
      <style:text-properties officeooo:paragraph-rsid="00fbd6a4"/>
    </style:style>
    <style:style style:name="P39" style:family="paragraph" style:parent-style-name="Heading_20_1">
      <style:text-properties officeooo:rsid="00ee0f78" officeooo:paragraph-rsid="00fbd6a4"/>
    </style:style>
    <style:style style:name="P40" style:family="paragraph" style:parent-style-name="Standard">
      <style:text-properties officeooo:rsid="00e9bb14" officeooo:paragraph-rsid="00fbd6a4"/>
    </style:style>
    <style:style style:name="P41" style:family="paragraph" style:parent-style-name="Standard">
      <style:text-properties officeooo:rsid="00f22a02" officeooo:paragraph-rsid="00fbd6a4"/>
    </style:style>
    <style:style style:name="P42" style:family="paragraph" style:parent-style-name="Heading_20_2">
      <style:text-properties officeooo:paragraph-rsid="00fbd6a4"/>
    </style:style>
    <style:style style:name="P43" style:family="paragraph" style:parent-style-name="Standard">
      <style:text-properties officeooo:rsid="00f2865b" officeooo:paragraph-rsid="00fbd6a4"/>
    </style:style>
    <style:style style:name="P44" style:family="paragraph" style:parent-style-name="Standard">
      <style:text-properties officeooo:rsid="00efdb03" officeooo:paragraph-rsid="00fbd6a4"/>
    </style:style>
    <style:style style:name="P45" style:family="paragraph" style:parent-style-name="Heading_20_2">
      <style:paragraph-properties fo:break-before="page"/>
      <style:text-properties officeooo:paragraph-rsid="00fbd6a4"/>
    </style:style>
    <style:style style:name="P46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paragraph-rsid="00fbd6a4" style:font-size-asian="12pt" style:font-name-complex="Arial1" style:font-size-complex="12pt"/>
    </style:style>
    <style:style style:name="P47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paragraph-rsid="00fbd6a4" style:font-size-asian="12pt" style:font-name-complex="Arial1" style:font-size-complex="12pt"/>
    </style:style>
    <style:style style:name="P48" style:family="paragraph" style:parent-style-name="Standard">
      <style:text-properties officeooo:paragraph-rsid="00fbd6a4"/>
    </style:style>
    <style:style style:name="P49" style:family="paragraph" style:parent-style-name="Heading_20_1">
      <style:paragraph-properties fo:break-before="page"/>
      <style:text-properties officeooo:paragraph-rsid="0091342b"/>
    </style:style>
    <style:style style:name="P50" style:family="paragraph" style:parent-style-name="Heading_20_1">
      <style:text-properties officeooo:paragraph-rsid="0091342b"/>
    </style:style>
    <style:style style:name="P51" style:family="paragraph" style:parent-style-name="Standard">
      <style:text-properties officeooo:paragraph-rsid="0091342b"/>
    </style:style>
    <style:style style:name="P52" style:family="paragraph" style:parent-style-name="Heading_20_2">
      <style:text-properties officeooo:paragraph-rsid="0091342b"/>
    </style:style>
    <style:style style:name="P53" style:family="paragraph" style:parent-style-name="Standard">
      <style:text-properties officeooo:rsid="00c4d53d" officeooo:paragraph-rsid="00c4d53d"/>
    </style:style>
    <style:style style:name="P54" style:family="paragraph" style:parent-style-name="Standard">
      <style:text-properties officeooo:rsid="00c34092" officeooo:paragraph-rsid="00d9508b"/>
    </style:style>
    <style:style style:name="P55" style:family="paragraph" style:parent-style-name="List_20_Paragraph" style:list-style-name="L3"/>
    <style:style style:name="P56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style:font-size-asian="12pt" style:font-name-complex="Arial1" style:font-size-complex="12pt"/>
    </style:style>
    <style:style style:name="P57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style:font-size-asian="12pt" style:font-name-complex="Arial1" style:font-size-complex="12pt"/>
    </style:style>
    <style:style style:name="P58" style:family="paragraph" style:parent-style-name="Heading_20_2">
      <style:text-properties officeooo:rsid="003401ac" officeooo:paragraph-rsid="0091342b"/>
    </style:style>
    <style:style style:name="P59" style:family="paragraph" style:parent-style-name="Standard">
      <style:text-properties officeooo:rsid="002094ae" officeooo:paragraph-rsid="0091342b"/>
    </style:style>
    <style:style style:name="P60" style:family="paragraph" style:parent-style-name="Heading_20_2">
      <style:text-properties officeooo:rsid="00367791" officeooo:paragraph-rsid="0091342b"/>
    </style:style>
    <style:style style:name="P61" style:family="paragraph" style:parent-style-name="Standard">
      <style:text-properties officeooo:rsid="0021f2ff" officeooo:paragraph-rsid="0091342b"/>
    </style:style>
    <style:style style:name="P62" style:family="paragraph" style:parent-style-name="Standard">
      <style:text-properties officeooo:rsid="004730d6" officeooo:paragraph-rsid="0091342b"/>
    </style:style>
    <style:style style:name="P63" style:family="paragraph" style:parent-style-name="Standard">
      <style:text-properties officeooo:rsid="004730d6" officeooo:paragraph-rsid="00dcd1ec"/>
    </style:style>
    <style:style style:name="P64" style:family="paragraph" style:parent-style-name="Heading_20_1">
      <style:text-properties officeooo:rsid="00fbd6a4" officeooo:paragraph-rsid="00fbd6a4"/>
    </style:style>
    <style:style style:name="P65" style:family="paragraph" style:parent-style-name="Standard">
      <style:text-properties officeooo:rsid="00dba814" officeooo:paragraph-rsid="00e05f2d"/>
    </style:style>
    <style:style style:name="P66" style:family="paragraph" style:parent-style-name="Heading_20_2">
      <style:text-properties officeooo:paragraph-rsid="00e05f2d"/>
    </style:style>
    <style:style style:name="P67" style:family="paragraph" style:parent-style-name="Standard">
      <style:text-properties officeooo:paragraph-rsid="00df5341"/>
    </style:style>
    <style:style style:name="P68" style:family="paragraph" style:parent-style-name="Standard">
      <style:paragraph-properties>
        <style:tab-stops>
          <style:tab-stop style:position="285.76pt"/>
        </style:tab-stops>
      </style:paragraph-properties>
      <style:text-properties officeooo:paragraph-rsid="00df5341"/>
    </style:style>
    <style:style style:name="P69" style:family="paragraph" style:parent-style-name="Table_20_Header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fbd6a4" officeooo:paragraph-rsid="00fbd6a4" style:font-size-asian="12pt" style:font-name-complex="Arial1" style:font-size-complex="12pt"/>
    </style:style>
    <style:style style:name="P70" style:family="paragraph" style:parent-style-name="Table_20_Contents">
      <style:paragraph-properties fo:margin-left="0pt" fo:margin-right="0pt" fo:margin-top="0pt" fo:margin-bottom="0pt" style:contextual-spacing="true" fo:line-height="100%" fo:keep-together="always" fo:orphans="0" fo:widows="0" fo:text-indent="0pt" style:auto-text-indent="false" text:number-lines="false" text:line-number="0" style:vertical-align="auto" style:writing-mode="lr-tb">
        <style:tab-stops/>
      </style:paragraph-properties>
      <style:text-properties style:font-name="Crimson Text" fo:font-size="10pt" officeooo:rsid="00fbd6a4" officeooo:paragraph-rsid="00fbd6a4" style:font-size-asian="12pt" style:font-name-complex="Arial1" style:font-size-complex="12pt"/>
    </style:style>
    <style:style style:name="P71" style:family="paragraph" style:parent-style-name="Standard">
      <style:paragraph-properties>
        <style:tab-stops>
          <style:tab-stop style:position="285.76pt"/>
        </style:tab-stops>
      </style:paragraph-properties>
      <style:text-properties fo:font-weight="normal" officeooo:rsid="00dcaea1" officeooo:paragraph-rsid="00df5341" style:font-weight-asian="normal" style:font-weight-complex="normal"/>
    </style:style>
    <style:style style:name="P72" style:family="paragraph" style:parent-style-name="Standard">
      <style:text-properties officeooo:rsid="004730d6" officeooo:paragraph-rsid="00ea7d45"/>
    </style:style>
    <style:style style:name="P73" style:family="paragraph" style:parent-style-name="Standard">
      <style:text-properties officeooo:rsid="004730d6" officeooo:paragraph-rsid="00df5341"/>
    </style:style>
    <style:style style:name="P74" style:family="paragraph" style:parent-style-name="Standard">
      <style:text-properties officeooo:rsid="00b0f90b"/>
    </style:style>
    <style:style style:name="P75" style:family="paragraph" style:parent-style-name="Heading_20_1">
      <style:paragraph-properties fo:margin-top="0pt" fo:margin-bottom="4.99pt" style:contextual-spacing="false" fo:break-before="page"/>
      <style:text-properties officeooo:paragraph-rsid="0049c165"/>
    </style:style>
    <style:style style:name="P76" style:family="paragraph" style:parent-style-name="Heading_20_1">
      <style:text-properties officeooo:rsid="0049c165" officeooo:paragraph-rsid="0049c165"/>
    </style:style>
    <style:style style:name="P77" style:family="paragraph" style:parent-style-name="Standard">
      <style:text-properties officeooo:paragraph-rsid="0049c165"/>
    </style:style>
    <style:style style:name="P78" style:family="paragraph" style:parent-style-name="Standard">
      <style:text-properties officeooo:rsid="0049c165" officeooo:paragraph-rsid="0049c165"/>
    </style:style>
    <style:style style:name="P79" style:family="paragraph" style:parent-style-name="Heading_20_2">
      <style:text-properties officeooo:paragraph-rsid="0049c165"/>
    </style:style>
    <style:style style:name="P80" style:family="paragraph" style:parent-style-name="Standard">
      <style:text-properties officeooo:paragraph-rsid="004fa1e2"/>
    </style:style>
    <style:style style:name="P81" style:family="paragraph" style:parent-style-name="Standard">
      <style:text-properties officeooo:rsid="0053a9dd" officeooo:paragraph-rsid="0053a9dd"/>
    </style:style>
    <style:style style:name="P82" style:family="paragraph" style:parent-style-name="List_20_Paragraph" style:list-style-name="L4"/>
    <style:style style:name="P83" style:family="paragraph" style:parent-style-name="Heading_20_2">
      <style:text-properties officeooo:paragraph-rsid="004fa1e2"/>
    </style:style>
    <style:style style:name="P84" style:family="paragraph" style:parent-style-name="Standard">
      <style:text-properties officeooo:rsid="005029ae" officeooo:paragraph-rsid="005029ae"/>
    </style:style>
    <style:style style:name="P85" style:family="paragraph" style:parent-style-name="List_20_Paragraph" style:list-style-name="L5"/>
    <style:style style:name="P86" style:family="paragraph" style:parent-style-name="Standard">
      <style:text-properties officeooo:rsid="004fa1e2" officeooo:paragraph-rsid="004fa1e2"/>
    </style:style>
    <style:style style:name="P87" style:family="paragraph" style:parent-style-name="Heading_20_2">
      <style:text-properties officeooo:paragraph-rsid="005029ae"/>
    </style:style>
    <style:style style:name="P88" style:family="paragraph" style:parent-style-name="Standard">
      <style:text-properties officeooo:paragraph-rsid="005029ae"/>
    </style:style>
    <style:style style:name="P89" style:family="paragraph" style:parent-style-name="Heading_20_2">
      <style:text-properties officeooo:paragraph-rsid="00567185"/>
    </style:style>
    <style:style style:name="P90" style:family="paragraph" style:parent-style-name="Standard">
      <style:text-properties officeooo:paragraph-rsid="00567185"/>
    </style:style>
    <style:style style:name="P91" style:family="paragraph" style:parent-style-name="Heading_20_3">
      <style:text-properties officeooo:paragraph-rsid="00567185"/>
    </style:style>
    <style:style style:name="P92" style:family="paragraph" style:parent-style-name="Standard">
      <style:text-properties officeooo:rsid="005216af" officeooo:paragraph-rsid="00567185"/>
    </style:style>
    <style:style style:name="P93" style:family="paragraph" style:parent-style-name="Standard">
      <style:text-properties officeooo:rsid="00538540" officeooo:paragraph-rsid="00567185"/>
    </style:style>
    <style:style style:name="P94" style:family="paragraph" style:parent-style-name="List_20_Paragraph" style:list-style-name="L6">
      <style:text-properties officeooo:paragraph-rsid="00567185"/>
    </style:style>
    <style:style style:name="P95" style:family="paragraph" style:parent-style-name="List_20_Paragraph">
      <style:text-properties officeooo:paragraph-rsid="00567185"/>
    </style:style>
    <style:style style:name="P96" style:family="paragraph" style:parent-style-name="Standard">
      <style:text-properties officeooo:rsid="0053a9dd" officeooo:paragraph-rsid="00567185"/>
    </style:style>
    <style:style style:name="P97" style:family="paragraph" style:parent-style-name="Standard">
      <style:text-properties officeooo:rsid="0054b125" officeooo:paragraph-rsid="00567185"/>
    </style:style>
    <style:style style:name="P98" style:family="paragraph" style:parent-style-name="Standard">
      <style:text-properties officeooo:rsid="005c2096" officeooo:paragraph-rsid="005c2096"/>
    </style:style>
    <style:style style:name="P99" style:family="paragraph" style:parent-style-name="Standard">
      <style:text-properties officeooo:rsid="00554660" officeooo:paragraph-rsid="005c2096"/>
    </style:style>
    <style:style style:name="P100" style:family="paragraph" style:parent-style-name="Standard">
      <style:text-properties officeooo:rsid="0080b0f7"/>
    </style:style>
    <style:style style:name="T1" style:family="text">
      <style:text-properties officeooo:rsid="0071b42a"/>
    </style:style>
    <style:style style:name="T2" style:family="text">
      <style:text-properties fo:font-weight="bold" officeooo:rsid="00a87f7e" style:font-weight-asian="bold" style:font-weight-complex="bold"/>
    </style:style>
    <style:style style:name="T3" style:family="text">
      <style:text-properties officeooo:rsid="00f7eed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fb7ddf"/>
    </style:style>
    <style:style style:name="T6" style:family="text">
      <style:text-properties officeooo:rsid="006d553f"/>
    </style:style>
    <style:style style:name="T7" style:family="text">
      <style:text-properties officeooo:rsid="00921ee3"/>
    </style:style>
    <style:style style:name="T8" style:family="text">
      <style:text-properties officeooo:rsid="00642d6f"/>
    </style:style>
    <style:style style:name="T9" style:family="text">
      <style:text-properties officeooo:rsid="00c6b19a"/>
    </style:style>
    <style:style style:name="T10" style:family="text">
      <style:text-properties officeooo:rsid="004170e7"/>
    </style:style>
    <style:style style:name="T11" style:family="text">
      <style:text-properties officeooo:rsid="00b8c62e"/>
    </style:style>
    <style:style style:name="T12" style:family="text">
      <style:text-properties officeooo:rsid="00d00e52"/>
    </style:style>
    <style:style style:name="T13" style:family="text">
      <style:text-properties officeooo:rsid="00cfb74c"/>
    </style:style>
    <style:style style:name="T14" style:family="text">
      <style:text-properties officeooo:rsid="00d1899e"/>
    </style:style>
    <style:style style:name="T15" style:family="text">
      <style:text-properties officeooo:rsid="00ca99e7"/>
    </style:style>
    <style:style style:name="T16" style:family="text">
      <style:text-properties officeooo:rsid="00d6b086"/>
    </style:style>
    <style:style style:name="T17" style:family="text">
      <style:text-properties officeooo:rsid="00e403b0"/>
    </style:style>
    <style:style style:name="T18" style:family="text">
      <style:text-properties officeooo:rsid="00cad77c"/>
    </style:style>
    <style:style style:name="T19" style:family="text">
      <style:text-properties officeooo:rsid="00b3bc3d"/>
    </style:style>
    <style:style style:name="T20" style:family="text">
      <style:text-properties officeooo:rsid="005d2daa"/>
    </style:style>
    <style:style style:name="T21" style:family="text">
      <style:text-properties officeooo:rsid="00ce2b17"/>
    </style:style>
    <style:style style:name="T22" style:family="text">
      <style:text-properties officeooo:rsid="00b565f7"/>
    </style:style>
    <style:style style:name="T23" style:family="text">
      <style:text-properties officeooo:rsid="006bacdb"/>
    </style:style>
    <style:style style:name="T24" style:family="text">
      <style:text-properties officeooo:rsid="00e9bb14"/>
    </style:style>
    <style:style style:name="T25" style:family="text">
      <style:text-properties officeooo:rsid="00f76d8e"/>
    </style:style>
    <style:style style:name="T26" style:family="text">
      <style:text-properties officeooo:rsid="00d46a30"/>
    </style:style>
    <style:style style:name="T27" style:family="text">
      <style:text-properties officeooo:rsid="00fc94ab"/>
    </style:style>
    <style:style style:name="T28" style:family="text">
      <style:text-properties officeooo:rsid="00f887f4"/>
    </style:style>
    <style:style style:name="T29" style:family="text">
      <style:text-properties officeooo:rsid="00fbd6a4"/>
    </style:style>
    <style:style style:name="T30" style:family="text">
      <style:text-properties officeooo:rsid="00f2865b"/>
    </style:style>
    <style:style style:name="T31" style:family="text">
      <style:text-properties officeooo:rsid="00f51899"/>
    </style:style>
    <style:style style:name="T32" style:family="text">
      <style:text-properties officeooo:rsid="00f44568"/>
    </style:style>
    <style:style style:name="T33" style:family="text">
      <style:text-properties officeooo:rsid="00f0246a"/>
    </style:style>
    <style:style style:name="T34" style:family="text">
      <style:text-properties officeooo:rsid="00f06d8e"/>
    </style:style>
    <style:style style:name="T35" style:family="text">
      <style:text-properties officeooo:rsid="00efdb03"/>
    </style:style>
    <style:style style:name="T36" style:family="text">
      <style:text-properties officeooo:rsid="00ee0f78"/>
    </style:style>
    <style:style style:name="T37" style:family="text">
      <style:text-properties officeooo:rsid="00c34092"/>
    </style:style>
    <style:style style:name="T38" style:family="text">
      <style:text-properties officeooo:rsid="00c4d53d"/>
    </style:style>
    <style:style style:name="T39" style:family="text">
      <style:text-properties officeooo:rsid="00d9508b"/>
    </style:style>
    <style:style style:name="T40" style:family="text">
      <style:text-properties officeooo:rsid="00367791"/>
    </style:style>
    <style:style style:name="T41" style:family="text">
      <style:text-properties officeooo:rsid="0021f2ff"/>
    </style:style>
    <style:style style:name="T42" style:family="text">
      <style:text-properties officeooo:rsid="00dde66e"/>
    </style:style>
    <style:style style:name="T43" style:family="text">
      <style:text-properties officeooo:rsid="00df5341"/>
    </style:style>
    <style:style style:name="T44" style:family="text">
      <style:text-properties officeooo:rsid="0049c165"/>
    </style:style>
    <style:style style:name="T45" style:family="text">
      <style:text-properties officeooo:rsid="004e1478"/>
    </style:style>
    <style:style style:name="T46" style:family="text">
      <style:text-properties officeooo:rsid="004b3fbc"/>
    </style:style>
    <style:style style:name="T47" style:family="text">
      <style:text-properties officeooo:rsid="004fa1e2"/>
    </style:style>
    <style:style style:name="T48" style:family="text">
      <style:text-properties officeooo:rsid="0053a9dd"/>
    </style:style>
    <style:style style:name="T49" style:family="text">
      <style:text-properties officeooo:rsid="005c2096"/>
    </style:style>
    <style:style style:name="T50" style:family="text">
      <style:text-properties officeooo:rsid="005029ae"/>
    </style:style>
    <style:style style:name="T51" style:family="text">
      <style:text-properties officeooo:rsid="005216af"/>
    </style:style>
    <style:style style:name="T52" style:family="text">
      <style:text-properties officeooo:rsid="00567185"/>
    </style:style>
    <style:style style:name="T53" style:family="text">
      <style:text-properties officeooo:rsid="00538540"/>
    </style:style>
    <style:style style:name="T54" style:family="text">
      <style:text-properties officeooo:rsid="005409ff"/>
    </style:style>
    <style:style style:name="T55" style:family="text">
      <style:text-properties officeooo:rsid="0054b125"/>
    </style:style>
    <style:style style:name="Sect1" style:family="section">
      <style:section-properties style:editable="false">
        <style:columns fo:column-count="1" fo:column-gap="0pt"/>
      </style:section-properties>
    </style:style>
    <style:style style:name="Sect2" style:family="section">
      <style:section-properties text:dont-balance-text-columns="false" style:editable="false">
        <style:columns fo:column-count="2" fo:column-gap="15pt">
          <style:column style:rel-width="32767*" fo:start-indent="0pt" fo:end-indent="7.48pt"/>
          <style:column style:rel-width="32768*" fo:start-indent="7.48pt" fo:end-indent="0pt"/>
        </style:columns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1">Kapitel 1</text:h>
        <text:h text:style-name="P2" text:outline-level="1">Erschaffung</text:h>
        <text:p text:style-name="P3">Natürlich ist dein Charakter für dich das Zentrum des Spiels. Vermutlich hast du schon ein paar konkrete Vorstellungen und Ideen, die du gerne umsetzen möchtest.</text:p>
        <text:p text:style-name="P3">Also lass uns keine Zeit verschwenden. <text:span text:style-name="T1">Erschaffen wir deinen Helden!</text:span></text:p>
        <text:p text:style-name="Standard"/>
        <table:table table:name="Table2" table:style-name="Table2">
          <table:table-column table:style-name="Table2.A"/>
          <table:table-row>
            <table:table-cell table:style-name="Table2.A1" office:value-type="string">
              <text:list xml:id="list305074801" text:style-name="L1">
                <text:list-item>
                  <text:p text:style-name="P4"><text:span text:style-name="T2">Attribute</text:span>: <text:span text:style-name="T3">Verteile 20 Punkte auf deine Attribute. Keines darf mehr als 4 Punkte erhalten.</text:span></text:p>
                </text:list-item>
                <text:list-item>
                  <text:p text:style-name="P5"><text:span text:style-name="T4">Optional, Vorteile</text:span>: Wähle bis zu 3 Vorteile mit denen dein Held ins Spiel einsteigt.</text:p>
                </text:list-item>
                <text:list-item>
                  <text:p text:style-name="P6"><text:span text:style-name="T2">Merkmale</text:span>: Du startest mit:</text:p>
                </text:list-item>
              </text:list>
              <text:list text:style-name="L2">
                <text:list-item>
                  <text:p text:style-name="P7"><text:span text:style-name="T5">XP 0 / Level 1</text:span></text:p>
                </text:list-item>
                <text:list-item>
                  <text:p text:style-name="P8">Schaden 0</text:p>
                </text:list-item>
                <text:list-item>
                  <text:p text:style-name="P8">Stress 0</text:p>
                </text:list-item>
              </text:list>
              <text:list text:continue-list="list305074801" text:style-name="L1">
                <text:list-item>
                  <text:p text:style-name="P6"><text:span text:style-name="T2">Inventar</text:span>: Du startest mit leichtem Gepäck <text:span text:style-name="T5">(3 Vorräte)</text:span>, es sei den der Erzähler bestimmt etwas anderes.</text:p>
                </text:list-item>
                <text:list-item>
                  <text:p text:style-name="P9"><text:span text:style-name="T2">Details</text:span>: <text:span text:style-name="T6">Gib deinem Charakter einen Namen, leg fest wo er herkommt, was ihn motiviert und beschreibe ein paar Details zu ihm (z.B. Geschlecht, Haarfarbe, </text:span><text:span text:style-name="T7">oder </text:span><text:span text:style-name="T6">Alter).</text:span></text:p>
                </text:list-item>
              </text:list>
            </table:table-cell>
          </table:table-row>
        </table:table>
        <text:p text:style-name="Standard"/>
        <text:p text:style-name="Standard"/>
        <text:p text:style-name="P10"/>
        <text:h text:style-name="P11" text:outline-level="1">Kapitel <text:span text:style-name="T8">2</text:span></text:h>
        <text:h text:style-name="P12" text:outline-level="1">Attribute</text:h>
        <text:p text:style-name="P13"><text:span text:style-name="T9">Attribute</text:span><text:span text:style-name="T10"> verkörpern die Fähigkeiten deines Helden. </text:span><text:span text:style-name="T9">Sie zeigen was er kann und</text:span><text:span text:style-name="T10"> bilden die Basis für alle </text:span><text:span text:style-name="T11">seine </text:span><text:span text:style-name="T10">Proben.</text:span></text:p>
        <text:p text:style-name="P13"><text:span text:style-name="T12">Attribute</text:span><text:span text:style-name="T11"> werden </text:span><text:span text:style-name="T10">auf einer Skala von </text:span>1 <text:span text:style-name="T10">(ahnungslos) bis 10 (legendär) gemessen. </text:span><text:span text:style-name="T13">N</text:span>ormale<text:span text:style-name="T10"> Menschen </text:span><text:span text:style-name="T9">haben 3 Punkte </text:span>in ein oder zwei Attributen, die ihnen wichtig sind.</text:p>
        <text:p text:style-name="P13"/>
        <text:section text:style-name="Sect2" text:name="Section5">
          <text:h text:style-name="P14" text:outline-level="2"><text:span text:style-name="T12">S</text:span>pezialisierungen</text:h>
          <text:p text:style-name="P15">Spezialisierungen verkörpern <text:span text:style-name="T14">Training in einem</text:span> bestimmten Bereich <text:span text:style-name="T9">eines Attributs.</text:span></text:p>
          <text:p text:style-name="P16">Du erhältst +2 auf alle Proben, für die dein Held wenigstens eine passende <text:span text:style-name="T15">Spezialisierung</text:span> hat.</text:p>
          <text:p text:style-name="P16"/>
          <text:p text:style-name="P16"/>
          <text:h text:style-name="P17" text:outline-level="2">Liste</text:h>
          <text:p text:style-name="P18">Der Erzähler bestimmt <text:span text:style-name="T16">zu beginn einer Kampagne </text:span>welche Attribut <text:span text:style-name="T16">gewählt werden können.</text:span></text:p>
          <text:p text:style-name="P19">Dabei ist es wichtig dass alle verstehen was die Fertigkeiten verkörpern. Tipp: Eine Liste mit Beispiel Spezialisierungen <text:span text:style-name="T17">und eine kurze Beschreibung </text:span>hilft immens.</text:p>
          <text:p text:style-name="P13"><text:span text:style-name="T15">Weiter unten findest du </text:span><text:span text:style-name="T12">Listen mit Beispiel</text:span><text:span text:style-name="T16">en.</text:span></text:p>
        </text:section>
        <text:p text:style-name="Standard"/>
        <text:h text:style-name="Heading_20_2" text:outline-level="2">Standard Attribute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0">Attribute</text:p>
            </table:table-cell>
            <table:table-cell table:style-name="Table4.B1" office:value-type="string">
              <text:p text:style-name="P20">Beispiel <text:span text:style-name="T18">Spezialisierungen</text:span></text:p>
            </table:table-cell>
          </table:table-row>
          <table:table-row>
            <table:table-cell table:style-name="Table4.A2" office:value-type="string">
              <text:p text:style-name="P21">Charisma</text:p>
            </table:table-cell>
            <table:table-cell table:style-name="Table4.B2" office:value-type="string">
              <text:p text:style-name="P21">Etikette, Singen, Tanzen, Überreden, <text:span text:style-name="T19">Verhandeln, </text:span>Verführen</text:p>
            </table:table-cell>
          </table:table-row>
          <table:table-row>
            <table:table-cell table:style-name="Table4.A2" office:value-type="string">
              <text:p text:style-name="P21">Gerissenheit</text:p>
            </table:table-cell>
            <table:table-cell table:style-name="Table4.B2" office:value-type="string">
              <text:p text:style-name="P21"><text:span text:style-name="T19">Fälschen, </text:span>Gassenwissen, Schleichen, Schl<text:span text:style-name="T1">oss knacken</text:span>, <text:span text:style-name="T19">Taschendiebstahl, Verkleiden</text:span></text:p>
            </table:table-cell>
          </table:table-row>
          <table:table-row>
            <table:table-cell table:style-name="Table4.A2" office:value-type="string">
              <text:p text:style-name="P21">Geschick</text:p>
            </table:table-cell>
            <table:table-cell table:style-name="Table4.B2" office:value-type="string">
              <text:p text:style-name="P21"><text:span text:style-name="T20">Akrobatik, </text:span><text:span text:style-name="T19">Klettern, </text:span><text:span text:style-name="T9">Laufen, Springen, </text:span><text:span text:style-name="T21">Reiten</text:span></text:p>
            </table:table-cell>
          </table:table-row>
          <table:table-row>
            <table:table-cell table:style-name="Table4.A2" office:value-type="string">
              <text:p text:style-name="P22">Intuition</text:p>
            </table:table-cell>
            <table:table-cell table:style-name="Table4.B2" office:value-type="string">
              <text:p text:style-name="P22">Empathie, Ermitteln, Gefahreninstinkt, Wahrnehmung</text:p>
            </table:table-cell>
          </table:table-row>
          <table:table-row>
            <table:table-cell table:style-name="Table4.A2" office:value-type="string">
              <text:p text:style-name="P21">Kampf</text:p>
            </table:table-cell>
            <table:table-cell table:style-name="Table4.B2" office:value-type="string">
              <text:p text:style-name="P21"><text:span text:style-name="T19">Fernkampf, Geschütze, </text:span>Nahkampf, <text:span text:style-name="T19">Sprengstoff</text:span></text:p>
            </table:table-cell>
          </table:table-row>
          <table:table-row>
            <table:table-cell table:style-name="Table4.A2" office:value-type="string">
              <text:p text:style-name="P21">Klugheit</text:p>
            </table:table-cell>
            <table:table-cell table:style-name="Table4.B2" office:value-type="string">
              <text:p text:style-name="P23"><text:span text:style-name="T9">Chemie, Geschichte, <text:s/>Jura, </text:span>Medizin, <text:span text:style-name="T9">Okkultismus, Physik</text:span></text:p>
            </table:table-cell>
          </table:table-row>
          <table:table-row>
            <table:table-cell table:style-name="Table4.A8" office:value-type="string">
              <text:p text:style-name="P22">Kraft</text:p>
            </table:table-cell>
            <table:table-cell table:style-name="Table4.B8" office:value-type="string">
              <text:p text:style-name="P21"><text:span text:style-name="T22">Ausdauer, </text:span><text:span text:style-name="T20">Athletik, </text:span><text:span text:style-name="T23">Einschüchtern, </text:span><text:span text:style-name="T24">Schwimmen</text:span></text:p>
            </table:table-cell>
          </table:table-row>
          <table:table-row>
            <table:table-cell table:style-name="Table4.A9" office:value-type="string">
              <text:p text:style-name="P21">Zähigkeit</text:p>
            </table:table-cell>
            <table:table-cell table:style-name="Table4.B9" office:value-type="string">
              <text:p text:style-name="P21">Fassung, Mut, Verteidigung, Willenskraft</text:p>
            </table:table-cell>
          </table:table-row>
        </table:table>
        <text:p text:style-name="Standard"/>
        <text:h text:style-name="Heading_20_2" text:outline-level="2"><text:soft-page-break/><text:span text:style-name="T16">Setting</text:span> Attribute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4">Attribute</text:p>
            </table:table-cell>
            <table:table-cell table:style-name="Table5.B1" office:value-type="string">
              <text:p text:style-name="P24">Beispiel <text:span text:style-name="T18">Spezialisierungen</text:span></text:p>
            </table:table-cell>
          </table:table-row>
          <table:table-row>
            <table:table-cell table:style-name="Table5.A2" office:value-type="string">
              <text:p text:style-name="P25">Computer</text:p>
            </table:table-cell>
            <table:table-cell table:style-name="Table5.B2" office:value-type="string">
              <text:p text:style-name="P25">Hacken, Programmieren, Recherchen</text:p>
            </table:table-cell>
          </table:table-row>
          <table:table-row>
            <table:table-cell table:style-name="Table5.A2" office:value-type="string">
              <text:p text:style-name="P22">Fahren</text:p>
            </table:table-cell>
            <table:table-cell table:style-name="Table5.B2" office:value-type="string">
              <text:p text:style-name="P22">Auto, Motorrad, Hubschrauber, Flugzeug</text:p>
            </table:table-cell>
          </table:table-row>
          <table:table-row>
            <table:table-cell table:style-name="Table5.A2" office:value-type="string">
              <text:p text:style-name="P22">Handwerk</text:p>
            </table:table-cell>
            <table:table-cell table:style-name="Table5.B2" office:value-type="string">
              <text:p text:style-name="P25">Mechaniker, Schmied, Schreiner, <text:span text:style-name="T25">Elektriker</text:span></text:p>
            </table:table-cell>
          </table:table-row>
          <table:table-row>
            <table:table-cell table:style-name="Table5.A5" office:value-type="string">
              <text:p text:style-name="P22">Überleben</text:p>
            </table:table-cell>
            <table:table-cell table:style-name="Table5.B5" office:value-type="string">
              <text:p text:style-name="P22">Jagen, Spurenlesen, Tierhaltung</text:p>
            </table:table-cell>
          </table:table-row>
        </table:table>
        <text:p text:style-name="P26"/>
        <text:h text:style-name="P27" text:outline-level="2"><text:span text:style-name="T26">Fantasy </text:span>Magie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8">Attribute</text:p>
            </table:table-cell>
            <table:table-cell table:style-name="Table7.B1" office:value-type="string">
              <text:p text:style-name="P28">Beispiel <text:span text:style-name="T18">Spezialisierungen</text:span></text:p>
            </table:table-cell>
          </table:table-row>
          <table:table-row>
            <table:table-cell table:style-name="Table7.A2" office:value-type="string">
              <text:p text:style-name="P29">Alchemie</text:p>
            </table:table-cell>
            <table:table-cell table:style-name="Table7.B2" office:value-type="string">
              <text:p text:style-name="P29">Analyse, Artefakte, Gifte, <text:span text:style-name="T3">Hellsicht, </text:span>Tränke</text:p>
            </table:table-cell>
          </table:table-row>
          <table:table-row>
            <table:table-cell table:style-name="Table7.A2" office:value-type="string">
              <text:p text:style-name="P30">Blaue Magie</text:p>
            </table:table-cell>
            <table:table-cell table:style-name="Table7.B2" office:value-type="string">
              <text:p text:style-name="P30"><text:span text:style-name="T27">Luft, </text:span>Wasser, <text:span text:style-name="T27">Levitation, </text:span>Telekinese, Teleport</text:p>
            </table:table-cell>
          </table:table-row>
          <table:table-row>
            <table:table-cell table:style-name="Table7.A2" office:value-type="string">
              <text:p text:style-name="P30">Graue Magie</text:p>
            </table:table-cell>
            <table:table-cell table:style-name="Table7.B2" office:value-type="string">
              <text:p text:style-name="P30">Emotionen, Gedanken, Illusionen</text:p>
            </table:table-cell>
          </table:table-row>
          <table:table-row>
            <table:table-cell table:style-name="Table7.A2" office:value-type="string">
              <text:p text:style-name="P30">Grüne Magie</text:p>
            </table:table-cell>
            <table:table-cell table:style-name="Table7.B2" office:value-type="string">
              <text:p text:style-name="P31"><text:span text:style-name="T3">Erde, </text:span>Pflanzen, <text:span text:style-name="T27">Regeneration, </text:span>Tiere, Verwandlung</text:p>
            </table:table-cell>
          </table:table-row>
          <table:table-row>
            <table:table-cell table:style-name="Table7.A2" office:value-type="string">
              <text:p text:style-name="P30">Rote Magie</text:p>
            </table:table-cell>
            <table:table-cell table:style-name="Table7.B2" office:value-type="string">
              <text:p text:style-name="P30"><text:span text:style-name="T27">Elektrizität, </text:span>Feuer, <text:span text:style-name="T27">Hitze, </text:span>Zerstörung</text:p>
            </table:table-cell>
          </table:table-row>
          <table:table-row>
            <table:table-cell table:style-name="Table7.A2" office:value-type="string">
              <text:p text:style-name="P30">Schwarze Magie</text:p>
            </table:table-cell>
            <table:table-cell table:style-name="Table7.B2" office:value-type="string">
              <text:p text:style-name="P30">Dämonen, Flüche, Untote</text:p>
            </table:table-cell>
          </table:table-row>
          <table:table-row>
            <table:table-cell table:style-name="Table7.A8" office:value-type="string">
              <text:p text:style-name="P30">Weiße Magie</text:p>
            </table:table-cell>
            <table:table-cell table:style-name="Table7.B8" office:value-type="string">
              <text:p text:style-name="P30">Bannen, Heilen, Licht, <text:span text:style-name="T27">Schutz</text:span></text:p>
            </table:table-cell>
          </table:table-row>
        </table:table>
        <text:p text:style-name="P32"/>
        <text:h text:style-name="Heading_20_2" text:outline-level="2">Psionik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3">Attribute</text:p>
            </table:table-cell>
            <table:table-cell table:style-name="Table6.B1" office:value-type="string">
              <text:p text:style-name="P33">Beispiel <text:span text:style-name="T18">Spezialisierungen</text:span></text:p>
            </table:table-cell>
          </table:table-row>
          <table:table-row>
            <table:table-cell table:style-name="Table6.A2" office:value-type="string">
              <text:p text:style-name="P34">Biokinese</text:p>
            </table:table-cell>
            <table:table-cell table:style-name="Table6.B2" office:value-type="string">
              <text:p text:style-name="P34">Heilung, <text:span text:style-name="T3">Buffs, Fleischformen</text:span></text:p>
            </table:table-cell>
          </table:table-row>
          <table:table-row>
            <table:table-cell table:style-name="Table6.A2" office:value-type="string">
              <text:p text:style-name="P35">Cryokinese</text:p>
            </table:table-cell>
            <table:table-cell table:style-name="Table6.B2" office:value-type="string">
              <text:p text:style-name="P35">Angriff, Verteidigung, Eiskontrolle</text:p>
            </table:table-cell>
          </table:table-row>
          <table:table-row>
            <table:table-cell table:style-name="Table6.A4" office:value-type="string">
              <text:p text:style-name="P35">Pyrokinese</text:p>
            </table:table-cell>
            <table:table-cell table:style-name="Table6.B4" office:value-type="string">
              <text:p text:style-name="P35">Angriff, Verteidigung, Feuerkontrolle</text:p>
            </table:table-cell>
          </table:table-row>
          <table:table-row>
            <table:table-cell table:style-name="Table6.A4" office:value-type="string">
              <text:p text:style-name="P25">Telekinese</text:p>
            </table:table-cell>
            <table:table-cell table:style-name="Table6.B4" office:value-type="string">
              <text:p text:style-name="P35">Angriff, Verteidigung, Kraft, Levitation</text:p>
            </table:table-cell>
          </table:table-row>
          <table:table-row>
            <table:table-cell table:style-name="Table6.A6" office:value-type="string">
              <text:p text:style-name="P25">Telepathie</text:p>
            </table:table-cell>
            <table:table-cell table:style-name="Table6.B6" office:value-type="string">
              <text:p text:style-name="P36"><text:span text:style-name="T28">Befehle, Botschaften, </text:span><text:span text:style-name="T16">Halluzinationen, </text:span><text:span text:style-name="T28">Wahrnehmung</text:span></text:p>
            </table:table-cell>
          </table:table-row>
          <table:table-row>
            <table:table-cell table:style-name="Table6.A7" office:value-type="string">
              <text:p text:style-name="P35">Teleportation</text:p>
            </table:table-cell>
            <table:table-cell table:style-name="Table6.B7" office:value-type="string">
              <text:p text:style-name="P35">Selbst, Passagiere, Objekte</text:p>
            </table:table-cell>
          </table:table-row>
        </table:table>
        <text:p text:style-name="P37"/>
        <text:h text:style-name="P38" text:outline-level="1">Kapitel <text:span text:style-name="T29">3</text:span></text:h>
        <text:h text:style-name="P39" text:outline-level="1">Vorteile</text:h>
        <text:p text:style-name="P40">Vorteile verkörpern besondere Personen, Beziehungen oder Mittel, auf die dein Charakter zurückgreifen kann. Jeder Held kann maximal 5 Vorteile besitzen. <text:span text:style-name="T30">Weiter unten findest du eine Liste mit Beispielen.</text:span></text:p>
        <text:p text:style-name="P41"/>
        <text:section text:style-name="Sect2" text:name="Section3">
          <text:h text:style-name="P42" text:outline-level="2">Flexibilität</text:h>
          <text:p text:style-name="P41">Vorteile sind dynamisch und können sich im Laufe des Spiels verändern, verloren gehen, ersetzt oder neu erworben werden.</text:p>
          <text:p text:style-name="P41">So kann dein Held z.B. den Vorteil Reich erhalten, wenn er einen Schatz hebt. Hat er bereits 5 Vorteile, kann er dafür einen bestehenden Vorteil aufgeben – etwa, indem er seine Kontakte bei der Polizei vernachlässigt, um sein neues Luxus<text:span text:style-name="T31">l</text:span>eben zu genießen.</text:p>
          <text:p text:style-name="P41"/>
          <text:h text:style-name="P42" text:outline-level="2"><text:span text:style-name="T30">Optional: </text:span><text:span text:style-name="T32">Erweiterter</text:span> Vorteil</text:h>
          <text:p text:style-name="P43">Du kannst einem bestehenden Vorteil eine besondere Fähigkeit verleihen, die über seine normale Funktion hinausgeht.</text:p>
          <text:p text:style-name="P43">So könnte dein loyaler Jagdhund (Gefährte) beispielsweise telepathisch mit dir kommunizieren, oder dein Familienschwert <text:span text:style-name="T32">teleportiert sich auf Kommando zu dir.</text:span></text:p>
          <text:p text:style-name="P43">Ein solcher erweiterter Vorteil belegt jedoch zwei deiner insgesamt 5 Vorteilsslots.</text:p>
          <text:p text:style-name="P41"/>
          <text:h text:style-name="P42" text:outline-level="2">Minions</text:h>
          <text:p text:style-name="P44">Minions sind NSCs, die deinem Helden loyal zur Seite stehen.</text:p>
          <text:p text:style-name="P44">Sie werden vom Erzähler kontrolliert, <text:span text:style-name="T33">aber </text:span><text:span text:style-name="T30">du legst die Proben für sie ab. </text:span><text:span text:style-name="T34">V</text:span>erwenden das höchste Attribut deines Helden für Aufgaben, die sie gut beherrschen <text:span text:style-name="T34">und +2 für alles andere.</text:span></text:p>
          <text:p text:style-name="P43">Minions sind nicht besonders robust. Normale Minions <text:span text:style-name="T35">gehen </text:span><text:span text:style-name="T33">mit</text:span><text:span text:style-name="T35"> 1 Schaden zu Boden, </text:span><text:span text:style-name="T34">kompetente mit 2.</text:span></text:p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</text:section>
        <text:p text:style-name="P40"/>
        <text:h text:style-name="P45" text:outline-level="2">Beispiel <text:span text:style-name="T36">Vorteile</text:span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6">Name</text:p>
            </table:table-cell>
            <table:table-cell table:style-name="Table3.B1" office:value-type="string">
              <text:p text:style-name="P46">Beschreibung</text:p>
            </table:table-cell>
          </table:table-row>
          <table:table-row>
            <table:table-cell table:style-name="Table3.A2" office:value-type="string">
              <text:p text:style-name="P47">Fahrzeug</text:p>
            </table:table-cell>
            <table:table-cell table:style-name="Table3.B2" office:value-type="string">
              <text:p text:style-name="P47">Du besitzt ein Fahrzeug (z.B. Auto, Yacht oder Flugzeug).</text:p>
            </table:table-cell>
          </table:table-row>
          <table:table-row>
            <table:table-cell table:style-name="Table3.A3" office:value-type="string">
              <text:p text:style-name="P47">Gefährte</text:p>
            </table:table-cell>
            <table:table-cell table:style-name="Table3.B3" office:value-type="string">
              <text:p text:style-name="P47">Du hast einen kompetenten Minion der dir loyal zur Seite steht (z.B. Jagdhund oder Bodyguard).</text:p>
            </table:table-cell>
          </table:table-row>
          <table:table-row>
            <table:table-cell table:style-name="Table3.A4" office:value-type="string">
              <text:p text:style-name="P47">Gefallen</text:p>
            </table:table-cell>
            <table:table-cell table:style-name="Table3.B4" office:value-type="string">
              <text:p text:style-name="P47">Eine mächtige Person (z.B. Politiker oder Adliger) schuldet dir einen Gefallen.</text:p>
            </table:table-cell>
          </table:table-row>
          <table:table-row>
            <table:table-cell table:style-name="Table3.A4" office:value-type="string">
              <text:p text:style-name="P47">Kontakte</text:p>
            </table:table-cell>
            <table:table-cell table:style-name="Table3.B4" office:value-type="string">
              <text:p text:style-name="P47">Du hast Kontakte in einer Organisation (z.B. Polizei oder Kirche), die dich mit Informationen und kleineren Gefallen unterstützen.</text:p>
            </table:table-cell>
          </table:table-row>
          <table:table-row>
            <table:table-cell table:style-name="Table3.A4" office:value-type="string">
              <text:p text:style-name="P47">Mentor</text:p>
            </table:table-cell>
            <table:table-cell table:style-name="Table3.B4" office:value-type="string">
              <text:p text:style-name="P47">Eine mächtige Person unterstützt dich mit Rat und Hilfe.</text:p>
            </table:table-cell>
          </table:table-row>
          <table:table-row>
            <table:table-cell table:style-name="Table3.A4" office:value-type="string">
              <text:p text:style-name="P47">Personal</text:p>
            </table:table-cell>
            <table:table-cell table:style-name="Table3.B4" office:value-type="string">
              <text:p text:style-name="P47">Du befehligst eine Gruppe loyaler Minions (z.B. Straßengang oder Sicherheitsdienst).</text:p>
            </table:table-cell>
          </table:table-row>
          <table:table-row>
            <table:table-cell table:style-name="Table3.A8" office:value-type="string">
              <text:p text:style-name="P47">Reich</text:p>
            </table:table-cell>
            <table:table-cell table:style-name="Table3.B8" office:value-type="string">
              <text:p text:style-name="P47">Du hast jede menge Geld. Alltägliche Ausgaben spielen für dich keine Rolle.</text:p>
            </table:table-cell>
          </table:table-row>
          <table:table-row>
            <table:table-cell table:style-name="Table3.A9" office:value-type="string">
              <text:p text:style-name="P47">Ruhm</text:p>
            </table:table-cell>
            <table:table-cell table:style-name="Table3.B9" office:value-type="string">
              <text:p text:style-name="P47">Du bist berühmt (z.B. als Musiker, Model oder Wissenschaftler).</text:p>
            </table:table-cell>
          </table:table-row>
          <table:table-row>
            <table:table-cell table:style-name="Table3.A8" office:value-type="string">
              <text:p text:style-name="P47">Status</text:p>
            </table:table-cell>
            <table:table-cell table:style-name="Table3.B8" office:value-type="string">
              <text:p text:style-name="P47">Du bist ein angesehenes Mitglied einer wichtigen Organisation (z.B. Adel oder Mafia).</text:p>
            </table:table-cell>
          </table:table-row>
          <table:table-row>
            <table:table-cell table:style-name="Table3.A8" office:value-type="string">
              <text:p text:style-name="P47">Verbündeter</text:p>
            </table:table-cell>
            <table:table-cell table:style-name="Table3.B8" office:value-type="string">
              <text:p text:style-name="P47">Eine mächtige Person oder Organisation steht dir verlässlich zur Seite.</text:p>
            </table:table-cell>
          </table:table-row>
          <table:table-row>
            <table:table-cell table:style-name="Table3.A12" office:value-type="string">
              <text:p text:style-name="P47">Werkzeug</text:p>
            </table:table-cell>
            <table:table-cell table:style-name="Table3.B12" office:value-type="string">
              <text:p text:style-name="P47">Du hast einen speziellen Gegenstand, der dir +3 auf passende Proben gibt (z.B. dein Lieblings Dietrich oder das Familienschwert).</text:p>
            </table:table-cell>
          </table:table-row>
          <table:table-row>
            <table:table-cell table:style-name="Table3.A13" office:value-type="string">
              <text:p text:style-name="P47">Zuflucht</text:p>
            </table:table-cell>
            <table:table-cell table:style-name="Table3.B13" office:value-type="string">
              <text:p text:style-name="P47">Du hast einen sicheren oder geheimen Rückzugsort <text:s/>(z.B. gesicherte Villa oder geheime Basis).</text:p>
            </table:table-cell>
          </table:table-row>
        </table:table>
        <text:p text:style-name="P48"/>
        <text:h text:style-name="P49" text:outline-level="1">Kapitel <text:span text:style-name="T29">4</text:span></text:h>
        <text:h text:style-name="P50" text:outline-level="1">Merkmale</text:h>
        <text:p text:style-name="P51">Merkmale sind deine passiven Eigenheiten, die z.B. zeigen wie viel Schaden oder Erschöpfung dein Held einstecken kann, oder welches Level er hat.</text:p>
        <text:p text:style-name="P51"/>
        <text:section text:style-name="Sect2" text:name="Section1">
          <text:h text:style-name="P52" text:outline-level="2"><text:span text:style-name="T37">EP / </text:span>Level</text:h>
          <text:p text:style-name="P53">EP (Erfahrungspunkte) und Level beschreiben wie mächtig dein Held ist und helfen dem Erzähler Abenteuer zu planen.</text:p>
          <text:p text:style-name="P54">Helden <text:span text:style-name="T38">erhalten je</text:span> 1 EP pro Spielabend und das bezwingen mächtiger Gegner.</text:p>
          <text:p text:style-name="P54">Hat dein Held genug EP, kann er ein Level aufsteige<text:span text:style-name="T39">n, wodurch er eine der folgenden Verbesserungen erhält:</text:span></text:p>
          <text:list text:style-name="L3">
            <text:list-item>
              <text:p text:style-name="P55">Zwei Attribute <text:span text:style-name="T17">+1</text:span> <text:span text:style-name="T17">(max. 10)</text:span></text:p>
            </text:list-item>
            <text:list-item>
              <text:p text:style-name="P55">Neue Spezialisierung</text:p>
            </text:list-item>
            <text:list-item>
              <text:p text:style-name="P55">Neues Extra</text:p>
            </text:list-item>
          </text:list>
          <text:p text:style-name="List_20_Paragraph"/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56">Level</text:p>
              </table:table-cell>
              <table:table-cell table:style-name="Table1.B1" office:value-type="string">
                <text:p text:style-name="P56">EP</text:p>
              </table:table-cell>
            </table:table-row>
            <table:table-row>
              <table:table-cell table:style-name="Table1.A2" office:value-type="string">
                <text:p text:style-name="P57">1</text:p>
              </table:table-cell>
              <table:table-cell table:style-name="Table1.B2" office:value-type="string">
                <text:p text:style-name="P57">-</text:p>
              </table:table-cell>
            </table:table-row>
            <table:table-row>
              <table:table-cell table:style-name="Table1.A2" office:value-type="string">
                <text:p text:style-name="P57">2</text:p>
              </table:table-cell>
              <table:table-cell table:style-name="Table1.B2" office:value-type="string">
                <text:p text:style-name="P57">1</text:p>
              </table:table-cell>
            </table:table-row>
            <table:table-row>
              <table:table-cell table:style-name="Table1.A2" office:value-type="string">
                <text:p text:style-name="P57">3</text:p>
              </table:table-cell>
              <table:table-cell table:style-name="Table1.B2" office:value-type="string">
                <text:p text:style-name="P57">3</text:p>
              </table:table-cell>
            </table:table-row>
            <table:table-row>
              <table:table-cell table:style-name="Table1.A2" office:value-type="string">
                <text:p text:style-name="P57">4</text:p>
              </table:table-cell>
              <table:table-cell table:style-name="Table1.B2" office:value-type="string">
                <text:p text:style-name="P57">6</text:p>
              </table:table-cell>
            </table:table-row>
            <table:table-row>
              <table:table-cell table:style-name="Table1.A2" office:value-type="string">
                <text:p text:style-name="P57">5</text:p>
              </table:table-cell>
              <table:table-cell table:style-name="Table1.B2" office:value-type="string">
                <text:p text:style-name="P57">10</text:p>
              </table:table-cell>
            </table:table-row>
            <table:table-row>
              <table:table-cell table:style-name="Table1.A2" office:value-type="string">
                <text:p text:style-name="P57">6</text:p>
              </table:table-cell>
              <table:table-cell table:style-name="Table1.B2" office:value-type="string">
                <text:p text:style-name="P57">15</text:p>
              </table:table-cell>
            </table:table-row>
            <table:table-row>
              <table:table-cell table:style-name="Table1.A2" office:value-type="string">
                <text:p text:style-name="P57">7</text:p>
              </table:table-cell>
              <table:table-cell table:style-name="Table1.B2" office:value-type="string">
                <text:p text:style-name="P57">21</text:p>
              </table:table-cell>
            </table:table-row>
            <table:table-row>
              <table:table-cell table:style-name="Table1.A2" office:value-type="string">
                <text:p text:style-name="P57">8</text:p>
              </table:table-cell>
              <table:table-cell table:style-name="Table1.B2" office:value-type="string">
                <text:p text:style-name="P57">28</text:p>
              </table:table-cell>
            </table:table-row>
            <table:table-row>
              <table:table-cell table:style-name="Table1.A2" office:value-type="string">
                <text:p text:style-name="P57">9</text:p>
              </table:table-cell>
              <table:table-cell table:style-name="Table1.B2" office:value-type="string">
                <text:p text:style-name="P57">36</text:p>
              </table:table-cell>
            </table:table-row>
            <table:table-row>
              <table:table-cell table:style-name="Table1.A2" office:value-type="string">
                <text:p text:style-name="P57">10</text:p>
              </table:table-cell>
              <table:table-cell table:style-name="Table1.B2" office:value-type="string">
                <text:p text:style-name="P57">45</text:p>
              </table:table-cell>
            </table:table-row>
            <table:table-row>
              <table:table-cell table:style-name="Table1.A2" office:value-type="string">
                <text:p text:style-name="P57">11</text:p>
              </table:table-cell>
              <table:table-cell table:style-name="Table1.B2" office:value-type="string">
                <text:p text:style-name="P57">55</text:p>
              </table:table-cell>
            </table:table-row>
            <table:table-row>
              <table:table-cell table:style-name="Table1.A13" office:value-type="string">
                <text:p text:style-name="P57">12</text:p>
              </table:table-cell>
              <table:table-cell table:style-name="Table1.B13" office:value-type="string">
                <text:p text:style-name="P57">66</text:p>
              </table:table-cell>
            </table:table-row>
          </table:table>
          <text:h text:style-name="P58" text:outline-level="2">Schaden</text:h>
          <text:p text:style-name="P59">Wird dein Held verletzt, erleidet er Schaden.</text:p>
          <text:p text:style-name="P59">Ein Held kann maximal 3 Schaden verkraften. Überschreitet er dieses Limit, geht er kampfunfähig zu Boden.</text:p>
          <text:p text:style-name="P59">Schaden heilt nur langsam: Dein Held benötigt eine lange Rast, um sich vollständig zu erholen.</text:p>
          <text:p text:style-name="P59"/>
          <text:h text:style-name="P60" text:outline-level="2">Stress</text:h>
          <text:p text:style-name="P61">Setzt dein Held eine besondere Fähigkeit ein, erleidet er <text:span text:style-name="T40">Stress</text:span>.</text:p>
          <text:p text:style-name="P61">Ein Held kann maximal 7 <text:span text:style-name="T40">Stress</text:span> ansammeln, <text:span text:style-name="T37">dann</text:span> kann er keine besonderen Fähigkeiten mehr einsetzen.</text:p>
          <text:p text:style-name="P51"><text:span text:style-name="T41">Eine einfache Nachtruhe reduziert Stress um </text:span><text:span text:style-name="T37">2 Punkte</text:span><text:span text:style-name="T41">, </text:span><text:span text:style-name="T37">bei guten oder schlechten Umständen können es aber auch 1 oder 3 Punkte sein.</text:span></text:p>
          <text:p text:style-name="P51"/>
          <text:p text:style-name="P62"/>
          <text:p text:style-name="P62"/>
          <text:p text:style-name="P63"/>
          <text:p text:style-name="P63"/>
        </text:section>
        <text:h text:style-name="P49" text:outline-level="1">Kapitel <text:span text:style-name="T29">5</text:span></text:h>
        <text:h text:style-name="P64" text:outline-level="1">Inventar</text:h>
        <text:p text:style-name="P65">Die Verwaltung gewöhnlicher Ausrüstung (z.B. Proviant, Waffen, Seile, Dietriche oder Werkzeuge) wird in Bold Legends abstrakt dargestellt.</text:p>
        <text:p text:style-name="P65">Benötigst du einen Gegenstand, kannst du jederzeit einen Punkt Vorräte ausgeben und festlegen, dass dein Held ihn bei sich trägt – vorausgesetzt, er passt zur Situation und zum Charakter.</text:p>
        <text:p text:style-name="P51"/>
        <text:section text:style-name="Sect2" text:name="Section2">
          <text:h text:style-name="P66" text:outline-level="2">Vorräte auffüllen</text:h>
          <text:p text:style-name="P67">Füllst du deine Vorräte wieder auf, legst du alle <text:span text:style-name="T42">bisherigen </text:span>Gegenstände ab und bestimmst neu, <text:span text:style-name="T29">wie schwer das Gepäck deines Helden ist.:</text:span></text:p>
          <text:p text:style-name="P68"/>
          <table:table table:name="Table8" table:style-name="Table8">
            <table:table-column table:style-name="Table8.A"/>
            <table:table-column table:style-name="Table8.B"/>
            <table:table-row>
              <table:table-cell table:style-name="Table8.A1" office:value-type="string">
                <text:p text:style-name="P69">Gepäck</text:p>
              </table:table-cell>
              <table:table-cell table:style-name="Table8.B1" office:value-type="string">
                <text:p text:style-name="P69">Vorräte</text:p>
              </table:table-cell>
            </table:table-row>
            <table:table-row>
              <table:table-cell table:style-name="Table8.A2" office:value-type="string">
                <text:p text:style-name="P70">Leicht</text:p>
              </table:table-cell>
              <table:table-cell table:style-name="Table8.B2" office:value-type="string">
                <text:p text:style-name="P70">3</text:p>
              </table:table-cell>
            </table:table-row>
            <table:table-row>
              <table:table-cell table:style-name="Table8.A2" office:value-type="string">
                <text:p text:style-name="P70">Mittel (Tasche)</text:p>
              </table:table-cell>
              <table:table-cell table:style-name="Table8.B3" office:value-type="string">
                <text:p text:style-name="P70">6</text:p>
              </table:table-cell>
            </table:table-row>
            <table:table-row>
              <table:table-cell table:style-name="Table8.A2" office:value-type="string">
                <text:p text:style-name="P70">Schwer (Rucksack)</text:p>
              </table:table-cell>
              <table:table-cell table:style-name="Table8.B4" office:value-type="string">
                <text:p text:style-name="P70">9</text:p>
              </table:table-cell>
            </table:table-row>
          </table:table>
          <text:p text:style-name="P71"/>
          <text:h text:style-name="Heading_20_2" text:outline-level="2">Werkzeuge</text:h>
          <text:p text:style-name="P72">Setzt du einen passenden Gegenstand als Werkzeug ein, erhältst du +2 auf Probe<text:span text:style-name="T43">n (improvisierte Werkzeuge geben nur +1).</text:span></text:p>
          <text:p text:style-name="P73">Waffen und Rüstungen zählen ebenfalls als Werkzeuge und gewähren ihren Bonus auf Angriffe bzw. Verteidigungsproben.</text:p>
          <text:p text:style-name="P73"/>
          <text:h text:style-name="Heading_20_2" text:outline-level="2">Exotische <text:span text:style-name="T43">Ausrüstung</text:span></text:h>
          <text:p text:style-name="P73">Teure, exotische oder besondere Gegenstände (z.B. Weihwasser zur Vampirjagd) können <text:span text:style-name="T4">nicht</text:span> über Vorräte bezogen werden.</text:p>
          <text:p text:style-name="P73">Sie stehen nur zur Verfügung, wenn sie zuvor gezielt beschafft wurden.</text:p>
          <text:p text:style-name="P73"/>
          <text:p text:style-name="P73"/>
          <text:p text:style-name="P73"/>
          <text:p text:style-name="P73"/>
          <text:p text:style-name="P73"/>
          <text:p text:style-name="P73"/>
          <text:p text:style-name="P73"/>
          <text:p text:style-name="P73"/>
          <text:p text:style-name="P73"/>
          <text:p text:style-name="P73"/>
        </text:section>
        <text:p text:style-name="P74"/>
      </text:section>
      <text:section text:style-name="Sect1" text:name="Section8">
        <text:h text:style-name="P75" text:outline-level="1">Kapitel <text:span text:style-name="T44">XX</text:span></text:h>
        <text:h text:style-name="P76" text:outline-level="1">Regeln</text:h>
        <text:p text:style-name="P77">Der Großteil des Spiels besteht aus einer gemeinsamen Unterhaltung, in der ihr zusammen eine Geschichte erzählt.</text:p>
        <text:p text:style-name="P77">Du und die anderen Spieler übernehmen jeweils die Rolle eines Helden, während der Erzähler beschreibt, wie die Welt auf eure Handlungen reagiert.</text:p>
        <text:p text:style-name="P77">Für bestimmte Situationen gibt es jedoch Regeln, die den Ausgang der Geschichte bestimmen.</text:p>
        <text:p text:style-name="P78"/>
        <text:section text:style-name="Sect2" text:name="Section4">
          <text:h text:style-name="P79" text:outline-level="2">Einfache Probe</text:h>
          <text:p text:style-name="P78">Wenn ein Held etwas Riskantes oder Ungewisses tut, kann der Erzähler eine Probe verlangen.</text:p>
          <text:p text:style-name="P78">Der Erzähler bestimmt <text:span text:style-name="T45">das geprüfte Attribut und den Schwierigkeitsgrad (SG).</text:span></text:p>
          <text:p text:style-name="P80"><text:span text:style-name="T46">Du </text:span><text:span text:style-name="T47">rollst</text:span><text:span text:style-name="T46"> eine Anzahl W10 entsprechend deinem Wert im gewählten Attribut </text:span><text:span text:style-name="T45">(Pool).</text:span></text:p>
          <text:p text:style-name="P80"><text:span text:style-name="T45">Jeder 8er, 9ner und 10ner ist ein Erfolg. Außerdem darfst du jeden 10ner nochmal würfeln </text:span><text:span text:style-name="T47">(explodierende Würfel).</text:span></text:p>
          <text:p text:style-name="P81">Das Ergebnis hängt davon ab, wie viele Erfolge du im Vergleich zum SG hast:</text:p>
          <text:list text:style-name="L4">
            <text:list-item>
              <text:p text:style-name="P82"><text:span text:style-name="T48">Weniger</text:span> <text:span text:style-name="T47">=</text:span> Fehlschlag</text:p>
            </text:list-item>
            <text:list-item>
              <text:p text:style-name="P82"><text:span text:style-name="T48">Gleich oder Mehr</text:span> <text:span text:style-name="T47">= </text:span>Erfolg</text:p>
            </text:list-item>
            <text:list-item>
              <text:p text:style-name="P82"><text:span text:style-name="T49">5</text:span><text:span text:style-name="T48">+ mehr</text:span> <text:span text:style-name="T47">=</text:span> Meisterlicher Erfolg</text:p>
            </text:list-item>
          </text:list>
          <text:h text:style-name="P83" text:outline-level="2">Modifikatoren</text:h>
          <text:p text:style-name="P84">Umstände können den Würfelpool deiner Probe erheblich verändern. Du erhältst z.B. jeweils +2 Würfel, wenn:</text:p>
          <text:list text:style-name="L5">
            <text:list-item>
              <text:p text:style-name="P85"><text:span text:style-name="T50">du ein</text:span> passendes Werkzeug <text:span text:style-name="T50">verwendest</text:span></text:p>
            </text:list-item>
            <text:list-item>
              <text:p text:style-name="P85">dir jemand bei deiner Probe hilft</text:p>
            </text:list-item>
          </text:list>
          <text:p text:style-name="P86">Zusätzlich können Talente und Manöver den Würfelpool bestimmter Proben erhöhen oder verringern.</text:p>
          <text:p text:style-name="P86">Sinkt dein Würfelpool durch Modifikatoren auf 0 oder weniger, gilt die Probe automatisch als gescheitert.</text:p>
          <text:p text:style-name="P80"/>
          <text:p text:style-name="P80"/>
          <text:p text:style-name="P80"/>
          <text:p text:style-name="P80"/>
          <text:h text:style-name="P87" text:outline-level="2">Vergleich</text:h>
          <text:p text:style-name="P84">Wenn Helden miteinander konkurrieren, kann ein Vergleich durchgeführt werden.</text:p>
          <text:p text:style-name="P84">Dabei gibt es keinen festen Schwierigkeitsgrad (SG). Stattdessen würfeln alle Beteiligten jeweils einen passenden Würfelpool. Wer die meisten Erfolge erzielt, gewinnt den Vergleich.</text:p>
          <text:p text:style-name="P84"><text:soft-page-break/>Kommt es zu einem Gleichstand, wird die Probe wiederholt bist ein eindeutiger Sieger feststeht.</text:p>
          <text:p text:style-name="P88"/>
          <text:h text:style-name="P89" text:outline-level="2">Action <text:span text:style-name="T51">Szenen</text:span></text:h>
          <text:p text:style-name="P90">Action-Szenen, <text:span text:style-name="T49">wie z.B. Kämpfe oder Verfolgungsjagden, </text:span>sind <text:span text:style-name="T49">der Kern jedes guten Pulp-Abenteuers.</text:span></text:p>
          <text:p text:style-name="P90">Um die Übersicht zu behalten, werden sie in Runden von jeweils <text:span text:style-name="T48">sechs</text:span> Sekunden abgehandelt <text:span text:style-name="T52">und bei bedarf kann die Umgebung mit einer Skizze visualisiert werden.</text:span></text:p>
          <text:p text:style-name="P90"/>
          <text:h text:style-name="P91" text:outline-level="3">Reihenfolge</text:h>
          <text:p text:style-name="P92">Jeder Beteiligte kommt einmal pro Runde zum Zug. Die Reihenfolge verläuft im Uhrzeigersinn <text:span text:style-name="T48">(</text:span>es wird keine Initiative ausgewürfelt<text:span text:style-name="T48">)</text:span>.</text:p>
          <text:p text:style-name="P92">Den ersten Zug der Szene erhält der Spieler, der die Situation ins Rollen bringt.</text:p>
          <text:p text:style-name="P92"/>
          <text:h text:style-name="Heading_20_2" text:outline-level="2">Spieler Zug</text:h>
          <text:p text:style-name="P90"><text:span text:style-name="T53">Wenn du am Zug bist, </text:span><text:span text:style-name="T49">kannst du deinen Helden bis zu 9 Meter bewegen und eine Aktion ausführen.</text:span></text:p>
          <text:p text:style-name="P93">Typische Aktionen sind:</text:p>
          <text:list text:style-name="L6">
            <text:list-item>
              <text:p text:style-name="P94">Attackieren</text:p>
            </text:list-item>
            <text:list-item>
              <text:p text:style-name="P94">eine Tür eintreten</text:p>
            </text:list-item>
            <text:list-item>
              <text:p text:style-name="P94">Sprinten (erneut bewegen)</text:p>
            </text:list-item>
            <text:list-item>
              <text:p text:style-name="P94">jemandem helfen</text:p>
            </text:list-item>
          </text:list>
          <text:p text:style-name="P95"/>
          <text:p text:style-name="P95"/>
          <text:h text:style-name="Heading_20_3" text:outline-level="3">Nebensächliches</text:h>
          <text:p text:style-name="P90"><text:span text:style-name="T48">Kleinigkeiten</text:span>, <text:span text:style-name="T53">wie z.B. ein paar Worte sagen oder eine Waffe ziehen, </text:span><text:span text:style-name="T48">können zusätzlich und ohne Aktion ausgeführt werden.</text:span></text:p>
          <text:p text:style-name="P96">Im Zweifelsfall entscheidet der Erzähler über die Limits.</text:p>
          <text:p text:style-name="P93"/>
          <text:h text:style-name="Heading_20_3" text:outline-level="3">Minions</text:h>
          <text:p text:style-name="P90">Kontrollierst du mehrere Figuren (z. B. beschworene Kreaturen oder Verbündete), handeln diese direkt nach deinem Helden.</text:p>
          <text:p text:style-name="P90">Sie verwenden dieselben Regeln für Bewegung und Aktionen.</text:p>
          <text:p text:style-name="P90"/>
          <text:p text:style-name="P90"/>
          <text:p text:style-name="P90"/>
          <text:p text:style-name="P90"/>
          <text:p text:style-name="P90"/>
          <text:p text:style-name="P90"/>
          <text:h text:style-name="Heading_20_3" text:outline-level="3">Attacke</text:h>
          <text:p text:style-name="P90"><text:span text:style-name="T54">Um jemanden zu attackieren, musst du dich in Reichweite befinden und eine Probe </text:span><text:span text:style-name="T49">auf Kämpfen ablegen.</text:span></text:p>
          <text:p text:style-name="P97">Gelingt die Probe, erleidet das Ziel 1 Schaden bzw. 2 Schaden bei einem kritischen Erfolg.</text:p>
          <text:p text:style-name="P98">Im Nahkampf kannst du auf den Schaden verzichten und das Ziel stattdessen festhalten oder ihm einen Gegenstand entreißen – zumindest, solange es realistisch ist, dass du das Ziel in einen Ringkampf verwickeln kannst.</text:p>
          <text:p text:style-name="P99"><text:soft-page-break/></text:p>
          <text:p text:style-name="P99"/>
          <text:p text:style-name="P99"/>
          <text:p text:style-name="P99"/>
          <text:p text:style-name="P99"/>
          <text:p text:style-name="P99"/>
          <text:h text:style-name="Heading_20_2" text:outline-level="2">Erzähler Zug</text:h>
          <text:p text:style-name="P97">Der Erzähler kontrolliert alle Figuren, die nicht von den Spielern gesteuert werden.</text:p>
          <text:p text:style-name="P97">Er entscheidet, wie sie sich bewegen (für Menschen typischerweise 9 Meter pro Zug) und welche Aktionen sie ausführen.</text:p>
          <text:p text:style-name="P97">Der Erzähler legt <text:span text:style-name="T49">dabei aber </text:span>keine Proben ab. Greift eine von ihm kontrollierte Figur einen Helden oder Minion an, würfeln die Spieler die Verteidigung.</text:p>
          <text:p text:style-name="P97"/>
          <text:h text:style-name="Heading_20_3" text:outline-level="3">Verteidigung</text:h>
          <text:p text:style-name="P90"><text:span text:style-name="T55">Wird dein Held oder einer deiner Minions attackiert, darfst du dich mit einer Probe </text:span><text:span text:style-name="T49">auf Kämpfen verteidigen.</text:span></text:p>
          <text:p text:style-name="P98">Misslingt die Probe, erleidet deine Figur 1 Punkt Schaden.</text:p>
        </text:section>
        <text:p text:style-name="P100"/>
        <text:p text:style-name="P100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Bangers" svg:font-family="Bangers" style:font-adornments="Bold" style:font-pitch="variable"/>
    <style:font-face style:name="Berlin Sans FB Demi" svg:font-family="'Berlin Sans FB Demi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rimson Text" svg:font-family="'Crimson Text'" style:font-adornments="Regular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Vampiro One" svg:font-family="'Vampiro One'" style:font-adornments="Bold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35.4pt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4.99pt" style:contextual-spacing="false" fo:line-height="100%" fo:text-align="start" style:justify-single-word="false" fo:keep-together="always" fo:orphans="2" fo:widows="2" style:writing-mode="lr-tb" loext:word-spacing-minimum="75%" loext:word-spacing-maximum="133%"/>
      <style:text-properties fo:color="#000000" loext:opacity="100%" style:font-name="Crimson Text" fo:font-family="'Crimson Text'" style:font-style-name="Regular" style:font-pitch="variable" fo:font-size="10pt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chapter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next-style-name="Standard" style:class="extra">
      <style:paragraph-properties fo:margin-top="0pt" fo:margin-bottom="10.01pt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2.01pt" fo:margin-bottom="0pt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2.01pt" fo:margin-bottom="0pt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pt" fo:margin-bottom="0pt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pt" fo:margin-bottom="0pt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pt" fo:margin-bottom="4pt" style:contextual-spacing="true" fo:line-height="100%"/>
      <style:text-properties style:font-name="Arial" fo:font-family="Arial" style:font-family-generic="roman" style:font-pitch="variable" fo:font-size="28pt" fo:letter-spacing="-0.51pt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Quote" style:family="paragraph" style:parent-style-name="Standard" style:next-style-name="Standard" loext:linked-style-name="Quote_20_Char">
      <style:paragraph-properties fo:margin-top="7.99pt" fo:margin-bottom="7.99pt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43.2pt" fo:margin-right="43.2pt" fo:margin-top="18pt" fo:margin-bottom="18pt" style:contextual-spacing="false" fo:text-align="center" style:justify-single-word="false" fo:padding-left="0pt" fo:padding-right="0pt" fo:padding-top="10.01pt" fo:padding-bottom="10.01pt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note" style:family="paragraph" style:parent-style-name="Standard" loext:linked-style-name="Footnote_20_Text_20_Char" style:class="extra">
      <style:paragraph-properties fo:margin-top="0pt" fo:margin-bottom="0pt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pt" fo:margin-bottom="0pt" style:contextual-spacing="false" fo:line-height="100%"/>
      <style:text-properties fo:font-size="10pt" style:font-size-asian="10pt" style:font-size-complex="10pt"/>
    </style:style>
    <style:style style:name="Figure_20_Index_20_1" style:display-name="Figure Index 1" style:family="paragraph" style:parent-style-name="Standard" style:next-style-name="Standard" style:class="index">
      <style:paragraph-properties fo:margin-top="0pt" fo:margin-bottom="0pt" style:contextual-spacing="false"/>
    </style:style>
    <style:style style:name="Heading_20_1" style:display-name="Heading 1" style:family="paragraph" style:next-style-name="Standard" loext:linked-style-name="Überschrift_20_1_20_Zchn" style:default-outline-level="1" style:list-style-name="" style:class="chapter" style:master-page-name="">
      <loext:graphic-properties draw:fill="solid" draw:fill-color="#191919"/>
      <style:paragraph-properties fo:margin-top="0pt" fo:margin-bottom="10.01pt" style:contextual-spacing="true" fo:line-height="100%" fo:text-align="center" style:justify-single-word="false" fo:orphans="2" fo:widows="2" style:page-number="auto" fo:background-color="#191919" style:writing-mode="lr-tb"/>
      <style:text-properties fo:font-variant="small-caps" fo:color="#ffffff" loext:opacity="100%" style:text-outline="false" style:font-name="Bangers" fo:font-family="Bangers" style:font-style-name="Bold" style:font-pitch="variable" fo:font-size="24pt" fo:letter-spacing="0.99pt" fo:font-style="normal" fo:text-shadow="none" fo:font-weight="bold" fo:background-color="transparent" style:font-size-asian="36pt" style:font-weight-asian="bold" style:font-name-complex="Arial1" style:font-family-complex="Arial" style:font-family-generic-complex="system" style:font-pitch-complex="variable" style:font-size-complex="36pt"/>
    </style:style>
    <style:style style:name="Heading_20_2" style:display-name="Heading 2" style:family="paragraph" style:next-style-name="Standard" loext:linked-style-name="Überschrift_20_2_20_Zchn" style:default-outline-level="2" style:list-style-name="" style:class="chapter" style:master-page-name="">
      <loext:graphic-properties draw:fill="none" draw:fill-color="#191919"/>
      <style:paragraph-properties fo:margin-top="0pt" fo:margin-bottom="3pt" style:contextual-spacing="false" fo:line-height="100%" fo:text-align="start" style:justify-single-word="false" fo:orphans="2" fo:widows="2" style:page-number="auto" fo:background-color="transparent" fo:padding-left="0pt" fo:padding-right="0pt" fo:padding-top="0pt" fo:padding-bottom="0.99pt" fo:border-left="none" fo:border-right="none" fo:border-top="none" fo:border-bottom="0.51pt solid #191919" style:writing-mode="lr-tb">
        <style:tab-stops/>
      </style:paragraph-properties>
      <style:text-properties fo:font-variant="small-caps" style:use-window-font-color="true" loext:opacity="0%" style:font-name="Bangers" fo:font-family="Bangers" style:font-style-name="Bold" style:font-pitch="variable" fo:font-size="15pt" fo:letter-spacing="0.99pt" fo:font-weight="bold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 style:master-page-name="">
      <style:paragraph-properties fo:margin-top="0pt" fo:margin-bottom="3pt" style:contextual-spacing="false" fo:line-height="100%" style:page-number="auto"/>
      <style:text-properties fo:font-variant="normal" fo:text-transform="none" style:use-window-font-color="true" loext:opacity="0%" style:font-name="Bangers" fo:font-family="Bangers" style:font-style-name="Bold" style:font-pitch="variable" fo:font-size="12pt" fo:letter-spacing="1.19pt" fo:font-weight="bold" style:font-weight-asian="bold" style:font-weight-complex="bold"/>
    </style:style>
    <style:style style:name="Heading_20_4" style:display-name="Heading 4" style:family="paragraph" style:parent-style-name="Heading_20_3" style:next-style-name="Standard" loext:linked-style-name="Überschrift_20_4_20_Zchn" style:default-outline-level="4" style:list-style-name="" style:class="chapter">
      <style:text-properties style:font-name="Vampiro One" fo:font-family="'Vampiro One'" style:font-style-name="Bold" style:font-pitch="variable" fo:font-size="10pt" fo:letter-spacing="normal" fo:font-weight="bold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chapter">
      <style:paragraph-properties fo:margin-top="2.01pt" fo:margin-bottom="3pt" style:contextual-spacing="false" fo:keep-with-next="always"/>
      <style:text-properties fo:color="#2f5496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226.8pt" style:type="center"/>
          <style:tab-stop style:position="453.6pt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226.8pt" style:type="center"/>
          <style:tab-stop style:position="453.6pt" style:type="right"/>
        </style:tab-stops>
      </style:paragraph-properties>
    </style:style>
    <style:style style:name="No_20_Spacing" style:display-name="No Spacing" style:family="paragraph" style:parent-style-name="Standard">
      <style:text-properties fo:font-size="5pt" style:font-size-asian="5pt" style:font-size-complex="5pt"/>
    </style:style>
    <style:style style:name="List_20_Paragraph" style:display-name="List Paragraph" style:family="paragraph" style:parent-style-name="Standard" loext:linked-style-name="Listenabsatz_20_Zchn">
      <style:paragraph-properties fo:margin-top="0pt" fo:margin-bottom="7.51pt" style:contextual-spacing="true"/>
    </style:style>
    <style:style style:name="Subtitle" style:family="paragraph" style:parent-style-name="Standard" style:next-style-name="Standard" loext:linked-style-name="Untertitel_20_Zchn" style:class="chapter">
      <style:text-properties fo:color="#2f5496" loext:opacity="100%">
        <loext:char-complex-color loext:theme-type="accent1" loext:color-type="theme">
          <loext:transformation loext:type="shade" loext:value="2509"/>
        </loext:char-complex-color>
      </style:text-properties>
    </style:style>
    <style:style style:name="_3c_h3_3e__20_red" style:display-name="&lt;h3&gt; red" style:family="paragraph" style:parent-style-name="_3c_h3_3e__20_brown" loext:linked-style-name="_3c_h3_3e__20_red_20_Zchn">
      <loext:graphic-properties draw:fill="solid" draw:fill-color="#960000"/>
      <style:paragraph-properties fo:background-color="#960000"/>
    </style:style>
    <style:style style:name="_3c_h3_3e__20_green" style:display-name="&lt;h3&gt; green" style:family="paragraph" style:parent-style-name="_3c_h3_3e__20_brown" loext:linked-style-name="_3c_h3_3e__20_green_20_Zchn">
      <loext:graphic-properties draw:fill="solid" draw:fill-color="#006600"/>
      <style:paragraph-properties fo:background-color="#006600"/>
    </style:style>
    <style:style style:name="_3c_h3_3e__20_grey" style:display-name="&lt;h3&gt; grey" style:family="paragraph" style:parent-style-name="_3c_h3_3e__20_brown" loext:linked-style-name="_3c_h3_3e__20_grey_20_Zchn">
      <loext:graphic-properties draw:fill="solid" draw:fill-color="#808080"/>
      <style:paragraph-properties fo:background-color="#808080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11.99pt" fo:margin-bottom="4.99pt" style:contextual-spacing="false" fo:keep-with-next="always"/>
      <style:text-properties fo:font-variant="normal" fo:text-transform="none"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language-asian="de" style:country-asian="DE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3pt" fo:margin-bottom="4.99pt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20.01pt" fo:margin-top="3pt" fo:margin-bottom="4.99pt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10.01pt" fo:margin-top="3pt" fo:margin-bottom="4.99pt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33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5" style:display-name="Contents 5" style:family="paragraph" style:parent-style-name="Standard" style:next-style-name="Standard" style:class="index">
      <style:paragraph-properties fo:margin-left="43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6" style:display-name="Contents 6" style:family="paragraph" style:parent-style-name="Standard" style:next-style-name="Standard" style:class="index">
      <style:paragraph-properties fo:margin-left="54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65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76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87.99pt" fo:margin-top="3pt" fo:margin-bottom="4.99pt" style:contextual-spacing="false" fo:text-align="left" style:justify-single-word="false" loext:word-spacing-minimum="75%" loext:word-spacing-maximum="133%"/>
      <style:text-properties style:font-name="Calibri" fo:font-family="Calibri" style:font-family-generic="roman" style:font-pitch="variable" fo:font-size="11pt" style:font-name-asian="Arial1" style:font-family-asian="Arial" style:font-family-generic-asian="system" style:font-pitch-asian="variable" style:font-size-asian="11pt" style:language-asian="de" style:country-asian="DE" style:font-name-complex="Arial1" style:font-family-complex="Arial" style:font-family-generic-complex="system" style:font-pitch-complex="variable" style:font-size-complex="11pt"/>
    </style:style>
    <style:style style:name="Markierung" style:family="paragraph" style:parent-style-name="Standard" loext:linked-style-name="Markierung_20_Zchn" style:master-page-name="">
      <loext:graphic-properties draw:fill="solid" draw:fill-color="#e7e6e6"/>
      <style:paragraph-properties fo:margin-top="15pt" fo:margin-bottom="15pt" style:contextual-spacing="true" fo:line-height="115%" fo:text-align="center" style:justify-single-word="false" style:page-number="auto" fo:background-color="#e7e6e6" fo:padding="1.39pt" fo:border-left="none" fo:border-right="none" fo:border-top="4.51pt solid #e7e6e6" fo:border-bottom="4.51pt solid #e7e6e6"/>
      <style:text-properties style:use-window-font-color="true" loext:opacity="0%" fo:font-size="10pt" fo:font-weight="normal"/>
    </style:style>
    <style:style style:name="Überschrift4" style:family="paragraph" style:parent-style-name="Standard" loext:linked-style-name="Überschrift4_20_Zchn">
      <style:text-properties fo:font-weight="bold" style:font-weight-asian="bold"/>
    </style:style>
    <style:style style:name="Formatvorlage1" style:family="paragraph" style:parent-style-name="Heading_20_4" loext:linked-style-name="Formatvorlage1_20_Zchn"/>
    <style:style style:name="Aufzählung_20__28_Markiert_29_" style:display-name="Aufzählung (Markiert)" style:family="paragraph" style:parent-style-name="Markierung" loext:linked-style-name="Aufzählung_20__28_Markiert_29__20_Zchn" style:list-style-name="WWNum2"/>
    <style:style style:name="Aufzählung_20__28_weiß_29_" style:display-name="Aufzählung (weiß)" style:family="paragraph" style:parent-style-name="List_20_Paragraph" loext:linked-style-name="Aufzählung_20__28_weiß_29__20_Zchn" style:list-style-name="WWNum1"/>
    <style:style style:name="Fett" style:family="paragraph" style:parent-style-name="Standard" loext:linked-style-name="_3c_p_3e__20_fett_20_Zchn" style:master-page-name="">
      <style:paragraph-properties style:page-number="auto"/>
      <style:text-properties fo:font-weight="bold"/>
    </style:style>
    <style:style style:name="_3c_p_3e__20_green" style:display-name="&lt;p&gt; green" style:family="paragraph" style:parent-style-name="Standard" loext:linked-style-name="_3c_p_3e__20_green_20_Zchn">
      <style:text-properties fo:color="#538135" loext:opacity="100%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t" style:family="paragraph" style:parent-style-name="Standard" loext:linked-style-name="_3c_p_3e__20_brown_20_Zchn">
      <style:text-properties style:use-window-font-color="true" loext:opacity="0%" fo:font-style="italic" style:font-style-complex="italic"/>
    </style:style>
    <style:style style:name="_3c_p_3e__20_red" style:display-name="&lt;p&gt; red" style:family="paragraph" style:parent-style-name="Standard" loext:linked-style-name="_3c_p_3e__20_red_20_Zchn">
      <style:text-properties fo:color="#c00000" loext:opacity="100%"/>
    </style:style>
    <style:style style:name="_3c_p_3e__20_grey" style:display-name="&lt;p&gt; grey" style:family="paragraph" style:parent-style-name="Standard" loext:linked-style-name="_3c_p_3e__20_grey_20_Zchn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arkierung2" style:family="paragraph" style:parent-style-name="Markierung" loext:linked-style-name="Markierung2_20_Zchn">
      <loext:graphic-properties draw:fill="solid" draw:fill-color="#6e603a"/>
      <style:paragraph-properties fo:background-color="#6e603a"/>
      <style:text-properties fo:color="#ffffff" loext:opacity="100%">
        <loext:char-complex-color loext:theme-type="light1" loext:color-type="theme"/>
      </style:text-properties>
    </style:style>
    <style:style style:name="_3c_p_3e__20_small" style:display-name="&lt;p&gt; small" style:family="paragraph" style:parent-style-name="Standard" loext:linked-style-name="_3c_p_3e__20_small_20_Zchn">
      <style:text-properties fo:font-size="6pt" style:font-size-asian="6pt" style:font-size-complex="6pt"/>
    </style:style>
    <style:style style:name="Index_20_1" style:display-name="Index 1" style:family="paragraph" style:parent-style-name="Standard" style:next-style-name="Standard" style:class="index">
      <style:paragraph-properties fo:margin-left="10.01pt" fo:text-indent="-10.01pt" style:auto-text-indent="false"/>
    </style:style>
    <style:style style:name="_3c_h3_3e__20_brown" style:display-name="&lt;h3&gt; brown" style:family="paragraph" loext:linked-style-name="_3c_h3_3e__20_brown_20_Zchn" style:default-outline-level="3" style:list-style-name="">
      <loext:graphic-properties draw:fill="solid" draw:fill-color="#000000"/>
      <style:paragraph-properties fo:margin-left="0pt" fo:margin-top="0pt" fo:margin-bottom="4.99pt" style:contextual-spacing="false" fo:line-height="100%" fo:text-align="left" style:justify-single-word="false" fo:orphans="2" fo:widows="2" fo:background-color="#000000" style:writing-mode="lr-tb"/>
      <style:text-properties fo:color="#ffffff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>
        <loext:char-complex-color loext:theme-type="light1" loext:color-type="theme"/>
      </style:text-properties>
    </style:style>
    <style:style style:name="Manöver_20__28_Attacke_29_" style:display-name="Manöver (Attacke)" style:family="paragraph" style:parent-style-name="Heading_20_3" loext:linked-style-name="Manöver_20__28_Attacke_29__20_Zchn">
      <loext:graphic-properties draw:fill="solid" draw:fill-color="#960000"/>
      <style:paragraph-properties fo:background-color="#960000"/>
      <style:text-properties fo:font-variant="small-caps" fo:color="#ffffff" loext:opacity="100%" fo:font-weight="normal" style:font-weight-asian="normal">
        <loext:char-complex-color loext:theme-type="light1" loext:color-type="theme"/>
      </style:text-properties>
    </style:style>
    <style:style style:name="Manöver_20__28_Parade_29_" style:display-name="Manöver (Parade)" style:family="paragraph" style:parent-style-name="Manöver_20__28_Attacke_29_" loext:linked-style-name="Manöver_20__28_Parade_29__20_Zchn">
      <loext:graphic-properties draw:fill="solid" draw:fill-color="#006600"/>
      <style:paragraph-properties fo:background-color="#006600"/>
    </style:style>
    <style:style style:name="Manöver_20__28_Neutral_29_" style:display-name="Manöver (Neutral)" style:family="paragraph" style:parent-style-name="Manöver_20__28_Attacke_29_" loext:linked-style-name="Manöver_20__28_Neutral_29__20_Zchn">
      <loext:graphic-properties draw:fill="solid" draw:fill-color="#808080"/>
      <style:paragraph-properties fo:background-color="#808080"/>
    </style:style>
    <style:style style:name="Standard_20__28_Fett_29_" style:display-name="Standard (Fett)" style:family="paragraph" style:parent-style-name="Standard" loext:linked-style-name="Standard_20__28_Fett_29__20_Zchn">
      <style:text-properties fo:font-weight="bold" style:font-weight-asian="bold"/>
    </style:style>
    <style:style style:name="Hinweis_20__28_Grün_29_" style:display-name="Hinweis (Grün)" style:family="paragraph" style:parent-style-name="Standard" loext:linked-style-name="Hinweis_20__28_Grün_29__20_Zchn">
      <style:text-properties fo:color="#538135" loext:opacity="100%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weis_20__28_Blau_29_" style:display-name="Hinweis (Blau)" style:family="paragraph" style:parent-style-name="Standard" loext:linked-style-name="Hinweis_20__28_Blau_29__20_Zchn">
      <style:text-properties fo:color="#837345" loext:opacity="100%"/>
    </style:style>
    <style:style style:name="Hinweis_20__28_Rot_29_" style:display-name="Hinweis (Rot)" style:family="paragraph" style:parent-style-name="Standard" loext:linked-style-name="Hinweis_20__28_Rot_29__20_Zchn">
      <style:text-properties fo:color="#c00000" loext:opacity="100%"/>
    </style:style>
    <style:style style:name="Hinweis_20__28_Grau_29_" style:display-name="Hinweis (Grau)" style:family="paragraph" style:parent-style-name="Standard" loext:linked-style-name="Hinweis_20__28_Grau_29__20_Zchn">
      <style:text-properties fo:color="#918b8b" loext:opacity="100%"/>
    </style:style>
    <style:style style:name="Manöver_28_Braun_29_" style:display-name="Manöver(Braun)" style:family="paragraph" style:parent-style-name="Manöver_20__28_Parade_29_" loext:linked-style-name="Manöver_28_Braun_29__20_Zchn">
      <loext:graphic-properties draw:fill="solid" draw:fill-color="#6e603a"/>
      <style:paragraph-properties fo:background-color="#6e603a"/>
    </style:style>
    <style:style style:name="Marginalia" style:family="paragraph" style:parent-style-name="Standard" loext:linked-style-name="Kommentartext_20_Zchn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Kommentarthema_20_Zchn">
      <style:text-properties fo:font-weight="bold" style:font-weight-asian="bold" style:font-weight-complex="bold"/>
    </style:style>
    <style:style style:name="Titel1" style:family="paragraph" style:parent-style-name="Standard" loext:linked-style-name="Title_20_Zchn">
      <style:text-properties fo:font-variant="small-caps" style:font-name="Book Antiqua" fo:font-family="'Book Antiqua'" style:font-family-generic="roman" style:font-pitch="variable" fo:font-size="60pt" style:font-size-asian="60pt" style:font-size-complex="6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margin-left="0pt" fo:margin-right="0pt" fo:margin-top="0pt" fo:margin-bottom="0pt" style:contextual-spacing="true" fo:text-align="left" style:justify-single-word="false" fo:orphans="0" fo:widows="0" fo:text-indent="0pt" style:auto-text-indent="false" style:page-number="auto" text:number-lines="false" text:line-number="0" style:vertical-align="auto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Table_20_Contents">
      <loext:graphic-properties draw:fill="none" draw:fill-color="#000000"/>
      <style:paragraph-properties fo:background-color="transparent"/>
      <style:text-properties fo:color="#ffffff" loext:opacity="100%">
        <loext:char-complex-color loext:theme-type="light1" loext:color-type="theme"/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8pt" fo:letter-spacing="-0.51pt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74pt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26pt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26pt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Überschrift_20_1_20_Zchn" style:display-name="Überschrift 1 Zchn" style:family="text" loext:linked-style-name="Heading_20_1">
      <style:text-properties fo:color="#ffffff" loext:opacity="100%" fo:font-size="36pt" style:font-size-asian="36pt" style:font-size-complex="36pt">
        <loext:char-complex-color loext:theme-type="light1" loext:color-type="theme"/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font-variant="small-caps" fo:color="#000000" loext:opacity="100%" style:font-name="Berlin Sans FB Demi" fo:font-family="'Berlin Sans FB Demi'" style:font-family-generic="roman" style:font-pitch="variable" fo:font-size="16pt" fo:letter-spacing="0.99pt" style:font-size-asian="16pt" style:font-name-complex="Arial1" style:font-family-complex="Arial" style:font-family-generic-complex="system" style:font-pitch-complex="variable" style:font-size-complex="16pt" style:font-weight-complex="bold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>
        <loext:char-complex-color loext:theme-type="dark1" loext:color-type="theme"/>
      </style:text-properties>
    </style:style>
    <style:style style:name="Page_20_Number" style:display-name="Page Number" style:family="text" style:parent-style-name="Default_20_Paragraph_20_Font"/>
    <style:style style:name="Untertitel_20_Zchn" style:display-name="Untertitel Zchn" style:family="text" style:parent-style-name="Default_20_Paragraph_20_Font" loext:linked-style-name="Subtitle">
      <style:text-properties fo:color="#2f5496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" loext:linked-style-name="Heading_20_4">
      <style:text-properties fo:color="#000000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Subtle_20_Emphasis" style:display-name="Subtle Emphasis" style:family="text">
      <style:text-properties fo:color="#960000" loext:opacity="100%"/>
    </style:style>
    <style:style style:name="_3c_h3_3e__20_red_20_Zchn" style:display-name="&lt;h3&gt; red Zchn" style:family="text" style:parent-style-name="Überschrift_20_3_20_Zchn" loext:linked-style-name="_3c_h3_3e__20_red">
      <style:text-properties fo:font-variant="normal" fo:text-transform="none" fo:color="#000000" loext:opacity="100%" style:font-name="Book Antiqua" fo:font-family="'Book Antiqua'" style:font-family-generic="roman" style:font-pitch="variable" fo:font-size="10pt" fo:letter-spacing="0.4pt" fo:font-weight="bold" fo:background-color="#960000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Emphasis" style:family="text" style:parent-style-name="Untertitel_20_Zchn">
      <style:text-properties fo:color="#0066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_3c_h3_3e__20_green_20_Zchn" style:display-name="&lt;h3&gt; green Zchn" style:family="text" style:parent-style-name="Default_20_Paragraph_20_Font" loext:linked-style-name="_3c_h3_3e__20_green">
      <style:text-properties fo:color="#ffffff" loext:opacity="100%" style:font-name="Arial" fo:font-family="Arial" style:font-family-generic="roman" style:font-pitch="variable" fo:font-size="10pt" fo:background-color="#006600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Intense_20_Emphasis" style:display-name="Intense Emphasis" style:family="text" style:parent-style-name="Untertitel_20_Zchn">
      <style:text-properties fo:color="#80808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_3c_h3_3e__20_grey_20_Zchn" style:display-name="&lt;h3&gt; grey Zchn" style:family="text" style:parent-style-name="Überschrift_20_3_20_Zchn" loext:linked-style-name="_3c_h3_3e__20_grey">
      <style:text-properties fo:font-variant="normal" fo:text-transform="none" fo:color="#000000" loext:opacity="100%" style:font-name="Book Antiqua" fo:font-family="'Book Antiqua'" style:font-family-generic="roman" style:font-pitch="variable" fo:font-size="10pt" fo:letter-spacing="0.4pt" fo:font-weight="bold" fo:background-color="#808080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Nicht_20_aufgelöste_20_Erwähnung1" style:display-name="Nicht aufgelöste Erwähnung1" style:family="text" style:parent-style-name="Default_20_Paragraph_20_Font">
      <style:text-properties fo:color="#808080" loext:opacity="100%" fo:background-color="#e6e6e6"/>
    </style:style>
    <style:style style:name="Überschrift_20_5_20_Zchn" style:display-name="Überschrift 5 Zchn" style:family="text" style:parent-style-name="Default_20_Paragraph_20_Font" loext:linked-style-name="Heading_20_5">
      <style:text-properties fo:color="#2f5496" loext:opacity="100%" style:font-name="Calibri Light" fo:font-family="'Calibri Light'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Markierung_20_Zchn" style:display-name="Markierung Zchn" style:family="text" style:parent-style-name="Default_20_Paragraph_20_Font" loext:linked-style-name="Markierung">
      <style:text-properties fo:color="#000000" loext:opacity="100%" style:font-name="Arial" fo:font-family="Arial" style:font-family-generic="roman" style:font-pitch="variable" fo:font-size="10pt" fo:background-color="#dad1b8" style:font-size-asian="10pt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Überschrift4_20_Zchn" style:display-name="Überschrift4 Zchn" style:family="text" style:parent-style-name="Default_20_Paragraph_20_Font" loext:linked-style-name="Überschrift4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Formatvorlage1_20_Zchn" style:display-name="Formatvorlage1 Zchn" style:family="text" style:parent-style-name="Überschrift_20_4_20_Zchn" loext:linked-style-name="Formatvorlage1">
      <style:text-properties fo:font-variant="normal" fo:text-transform="none" fo:color="#ffffff" loext:opacity="100%" style:font-name="Arial" fo:font-family="Arial" style:font-family-generic="roman" style:font-pitch="variable" fo:font-size="10pt" fo:letter-spacing="0.4pt" fo:font-weight="bold" fo:background-color="#6e603a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Listenabsatz_20_Zchn" style:display-name="Listenabsatz Zchn" style:family="text" style:parent-style-name="Default_20_Paragraph_20_Font" loext:linked-style-name="List_20_Paragraph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Aufzählung_20__28_Markiert_29__20_Zchn" style:display-name="Aufzählung (Markiert) Zchn" style:family="text" style:parent-style-name="Listenabsatz_20_Zchn" loext:linked-style-name="Aufzählung_20__28_Markiert_29_">
      <style:text-properties fo:color="#000000" loext:opacity="100%" style:font-name="Arial" fo:font-family="Arial" style:font-family-generic="roman" style:font-pitch="variable" fo:font-size="12pt" fo:background-color="#dad1b8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Aufzählung_20__28_weiß_29__20_Zchn" style:display-name="Aufzählung (weiß) Zchn" style:family="text" style:parent-style-name="Listenabsatz_20_Zchn" loext:linked-style-name="Aufzählung_20__28_weiß_29_"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_3c_p_3e__20_fett_20_Zchn" style:display-name="&lt;p&gt; fett Zchn" style:family="text" style:parent-style-name="Default_20_Paragraph_20_Font" loext:linked-style-name="Fet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_3c_p_3e__20_green_20_Zchn" style:display-name="&lt;p&gt; green Zchn" style:family="text" style:parent-style-name="Default_20_Paragraph_20_Font" loext:linked-style-name="_3c_p_3e__20_green">
      <style:text-properties fo:color="#53813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6" loext:color-type="theme">
          <loext:transformation loext:type="shade" loext:value="2509"/>
        </loext:char-complex-color>
      </style:text-properties>
    </style:style>
    <style:style style:name="_3c_p_3e__20_brown_20_Zchn" style:display-name="&lt;p&gt; brown Zchn" style:family="text" style:parent-style-name="Default_20_Paragraph_20_Font" loext:linked-style-name="Hint">
      <style:text-properties fo:color="#837345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/>
    </style:style>
    <style:style style:name="_3c_p_3e__20_red_20_Zchn" style:display-name="&lt;p&gt; red Zchn" style:family="text" style:parent-style-name="Default_20_Paragraph_20_Font" loext:linked-style-name="_3c_p_3e__20_red">
      <style:text-properties fo:color="#c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_3c_p_3e__20_grey_20_Zchn" style:display-name="&lt;p&gt; grey Zchn" style:family="text" style:parent-style-name="Default_20_Paragraph_20_Font" loext:linked-style-name="_3c_p_3e__20_grey">
      <style:text-properties fo:color="#80808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Markierung2_20_Zchn" style:display-name="Markierung2 Zchn" style:family="text" style:parent-style-name="Default_20_Paragraph_20_Font" loext:linked-style-name="Markierung2">
      <style:text-properties fo:color="#ffffff" loext:opacity="100%" style:font-name="Arial" fo:font-family="Arial" style:font-family-generic="roman" style:font-pitch="variable" fo:font-size="10pt" fo:background-color="#6e603a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_3c_p_3e__20_small_20_Zchn" style:display-name="&lt;p&gt; small Zchn" style:family="text" style:parent-style-name="Default_20_Paragraph_20_Font" loext:linked-style-name="_3c_p_3e__20_small">
      <style:text-properties fo:color="#000000" loext:opacity="100%" style:font-name="Arial" fo:font-family="Arial" style:font-family-generic="roman" style:font-pitch="variable" fo:font-size="6pt" style:font-size-asian="6pt" style:font-name-complex="Arial1" style:font-family-complex="Arial" style:font-family-generic-complex="system" style:font-pitch-complex="variable" style:font-size-complex="6pt">
        <loext:char-complex-color loext:theme-type="dark1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ontstyle11" style:family="text" style:parent-style-name="Default_20_Paragraph_20_Font">
      <style:text-properties fo:color="#000000" loext:opacity="100%" style:font-name="ArialMT" fo:font-family="ArialMT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_3c_h3_3e__20_brown_20_Zchn" style:display-name="&lt;h3&gt; brown Zchn" style:family="text" style:parent-style-name="_3c_h3_3e__20_green_20_Zchn" loext:linked-style-name="_3c_h3_3e__20_brown">
      <style:text-properties fo:color="#ffffff" loext:opacity="100%" style:font-name="Arial" fo:font-family="Arial" style:font-family-generic="roman" style:font-pitch="variable" fo:font-size="12pt" fo:background-color="#6e603a" style:font-size-asian="12pt" style:font-name-complex="Arial1" style:font-family-complex="Arial" style:font-family-generic-complex="system" style:font-pitch-complex="variable" style:font-size-complex="12pt">
        <loext:char-complex-color loext:theme-type="light1" loext:color-type="theme"/>
      </style:text-properties>
    </style:style>
    <style:style style:name="Manöver_20__28_Attacke_29__20_Zchn" style:display-name="Manöver (Attacke) Zchn" style:family="text" style:parent-style-name="Überschrift_20_3_20_Zchn" loext:linked-style-name="Manöver_20__28_Attacke_29_">
      <style:text-properties fo:font-variant="small-caps" fo:color="#ffffff" loext:opacity="100%" style:font-name="Arial" fo:font-family="Arial" style:font-family-generic="roman" style:font-pitch="variable" fo:font-size="10pt" fo:letter-spacing="0.4pt" fo:font-weight="normal" fo:background-color="#960000" style:font-size-asian="10pt" style:font-weight-asian="normal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Manöver_20__28_Parade_29__20_Zchn" style:display-name="Manöver (Parade) Zchn" style:family="text" style:parent-style-name="Default_20_Paragraph_20_Font" loext:linked-style-name="Manöver_20__28_Parade_29_">
      <style:text-properties fo:color="#ffffff" loext:opacity="100%" style:font-name="Arial" fo:font-family="Arial" style:font-family-generic="roman" style:font-pitch="variable" fo:font-size="10pt" fo:background-color="#006600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Manöver_20__28_Neutral_29__20_Zchn" style:display-name="Manöver (Neutral) Zchn" style:family="text" style:parent-style-name="Überschrift_20_3_20_Zchn" loext:linked-style-name="Manöver_20__28_Neutral_29_">
      <style:text-properties fo:font-variant="small-caps" fo:color="#ffffff" loext:opacity="100%" style:font-name="Arial" fo:font-family="Arial" style:font-family-generic="roman" style:font-pitch="variable" fo:font-size="10pt" fo:letter-spacing="0.4pt" fo:font-weight="normal" fo:background-color="#808080" style:font-size-asian="10pt" style:font-weight-asian="normal" style:font-name-complex="Arial1" style:font-family-complex="Arial" style:font-family-generic-complex="system" style:font-pitch-complex="variable" style:font-size-complex="10pt" style:font-weight-complex="bold">
        <loext:char-complex-color loext:theme-type="light1" loext:color-type="theme"/>
      </style:text-properties>
    </style:style>
    <style:style style:name="Standard_20__28_Fett_29__20_Zchn" style:display-name="Standard (Fett) Zchn" style:family="text" style:parent-style-name="Default_20_Paragraph_20_Font" loext:linked-style-name="Standard_20__28_Fett_29_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Hinweis_20__28_Grün_29__20_Zchn" style:display-name="Hinweis (Grün) Zchn" style:family="text" style:parent-style-name="Default_20_Paragraph_20_Font" loext:linked-style-name="Hinweis_20__28_Grün_29_">
      <style:text-properties fo:color="#53813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accent6" loext:color-type="theme">
          <loext:transformation loext:type="shade" loext:value="2509"/>
        </loext:char-complex-color>
      </style:text-properties>
    </style:style>
    <style:style style:name="Hinweis_20__28_Blau_29__20_Zchn" style:display-name="Hinweis (Blau) Zchn" style:family="text" style:parent-style-name="Default_20_Paragraph_20_Font" loext:linked-style-name="Hinweis_20__28_Blau_29_">
      <style:text-properties fo:color="#837345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inweis_20__28_Rot_29__20_Zchn" style:display-name="Hinweis (Rot) Zchn" style:family="text" style:parent-style-name="Default_20_Paragraph_20_Font" loext:linked-style-name="Hinweis_20__28_Rot_29_">
      <style:text-properties fo:color="#c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inweis_20__28_Grau_29__20_Zchn" style:display-name="Hinweis (Grau) Zchn" style:family="text" style:parent-style-name="Default_20_Paragraph_20_Font" loext:linked-style-name="Hinweis_20__28_Grau_29_">
      <style:text-properties fo:color="#918b8b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Manöver_28_Braun_29__20_Zchn" style:display-name="Manöver(Braun) Zchn" style:family="text" style:parent-style-name="Manöver_20__28_Parade_29__20_Zchn" loext:linked-style-name="Manöver_28_Braun_29_">
      <style:text-properties fo:color="#ffffff" loext:opacity="100%" style:font-name="Arial" fo:font-family="Arial" style:font-family-generic="roman" style:font-pitch="variable" fo:font-size="10pt" fo:background-color="#6e603a" style:font-size-asian="10pt" style:font-name-complex="Arial1" style:font-family-complex="Arial" style:font-family-generic-complex="system" style:font-pitch-complex="variable" style:font-size-complex="10pt">
        <loext:char-complex-color loext:theme-type="light1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 loext:linked-style-name="Marginalia">
      <style:text-properties fo:color="#000000" loext:opacity="100%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>
        <loext:char-complex-color loext:theme-type="dark1" loext:color-type="theme"/>
      </style:text-properties>
    </style:style>
    <style:style style:name="Kommentarthema_20_Zchn" style:display-name="Kommentarthema Zchn" style:family="text" style:parent-style-name="Kommentartext_20_Zchn" loext:linked-style-name="annotation_20_subjec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Title_20_Zchn" style:display-name="Title Zchn" style:family="text" style:parent-style-name="Default_20_Paragraph_20_Font" loext:linked-style-name="Titel1">
      <style:text-properties fo:font-variant="small-caps" fo:color="#000000" loext:opacity="100%" style:font-name="Book Antiqua" fo:font-family="'Book Antiqua'" style:font-family-generic="roman" style:font-pitch="variable" fo:font-size="60pt" style:font-size-asian="60pt" style:font-name-complex="Arial1" style:font-family-complex="Arial" style:font-family-generic-complex="system" style:font-pitch-complex="variable" style:font-size-complex="60pt">
        <loext:char-complex-color loext:theme-type="dark1" loext:color-type="theme"/>
      </style:text-properties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4.25pt" fo:border="0.06pt solid #000000"/>
    </style:style>
    <style:style style:name="Inline_20_Heading" style:display-name="Inline Heading" style:family="graphic">
      <style:graphic-properties fo:min-width="1.16pt" fo:min-height="1.16pt" text:anchor-type="as-char" svg:y="0pt" fo:margin-left="0pt" fo:margin-right="0pt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bullet text:level="1" text:style-name="ListLabel_20_1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Arial" style:font-style-name="Regular" style:font-pitch="variable"/>
      </text:list-level-style-bullet>
      <text:list-level-style-bullet text:level="2" text:style-name="ListLabel_20_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bullet text:level="1" text:style-name="ListLabel_20_10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Arial" style:font-style-name="Regular" style:font-pitch="variable"/>
      </text:list-level-style-bullet>
      <text:list-level-style-bullet text:level="2" text:style-name="ListLabel_20_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3">
      <text:list-level-style-bullet text:level="1" text:style-name="ListLabel_20_19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Wingdings" style:font-charset="x-symbol"/>
      </text:list-level-style-bullet>
      <text:list-level-style-bullet text:level="3" text:style-name="ListLabel_20_2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2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2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4">
      <text:list-level-style-bullet text:level="1" text:style-name="ListLabel_20_28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3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3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5">
      <text:list-level-style-bullet text:level="1" text:style-name="ListLabel_20_37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4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4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6">
      <text:list-level-style-bullet text:level="1" text:style-name="ListLabel_20_46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4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4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5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5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7">
      <text:list-level-style-bullet text:level="1" text:style-name="ListLabel_20_5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5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6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8">
      <text:list-level-style-bullet text:level="1" text:style-name="ListLabel_20_6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6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9">
      <text:list-level-style-bullet text:level="1" text:style-name="ListLabel_20_7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7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7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0">
      <text:list-level-style-bullet text:level="1" text:style-name="ListLabel_20_8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8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8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8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8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1">
      <text:list-level-style-bullet text:level="1" text:style-name="ListLabel_20_9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9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9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9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9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9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2">
      <text:list-level-style-bullet text:level="1" text:style-name="ListLabel_20_10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0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0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0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0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0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3">
      <text:list-level-style-bullet text:level="1" text:style-name="ListLabel_20_10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1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1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1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1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1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4">
      <text:list-level-style-bullet text:level="1" text:style-name="ListLabel_20_118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2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2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5">
      <text:list-level-style-bullet text:level="1" text:style-name="ListLabel_20_127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2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3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6">
      <text:list-level-style-bullet text:level="1" text:style-name="ListLabel_20_136" loext:is-legal="true" loext:num-list-format="" style:num-suffix="" text:bullet-char="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3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3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4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8pt"/>
        </style:list-level-properties>
        <style:text-properties fo:font-family="Wingdings" style:font-charset="x-symbol"/>
      </text:list-level-style-bullet>
      <text:list-level-style-bullet text:level="2" text:style-name="ListLabel_20_1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Wingdings" style:font-charset="x-symbol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Symbol" style:font-charset="x-symbol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98pt"/>
        </style:list-level-properties>
        <style:text-properties fo:font-family="Wingdings" style:font-charset="x-symbol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34pt"/>
        </style:list-level-properties>
        <style:text-properties fo:font-family="Symbol" style:font-charset="x-symbol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70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06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loext:word-spacing-minimum="75%" loext:word-spacing-maximum="133%"/>
    </style:style>
    <style:style style:name="MP2" style:family="paragraph" style:parent-style-name="Footer">
      <style:paragraph-properties fo:text-align="right" style:justify-single-word="false" loext:word-spacing-minimum="75%" loext:word-spacing-maximum="133%"/>
    </style:style>
    <style:page-layout style:name="Mpm1">
      <style:page-layout-properties fo:page-width="419.5pt" fo:page-height="595.3pt" style:num-format="1" style:print-orientation="portrait" fo:margin-top="35.46pt" fo:margin-bottom="19.84pt" fo:margin-left="36pt" fo:margin-right="36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7.99pt" fo:margin-left="0pt" fo:margin-right="0pt" fo:margin-top="4.99pt" fo:background-color="transparent" style:dynamic-spacing="true" draw:fill="none" draw:fill-color="#729fcf"/>
      </style:footer-style>
    </style:page-layout>
    <style:page-layout style:name="Mpm2">
      <style:page-layout-properties fo:page-width="595.3pt" fo:page-height="841.89pt" style:num-format="1" style:print-orientation="portrait" fo:margin-top="35.46pt" fo:margin-bottom="19.84pt" fo:margin-left="51.05pt" fo:margin-right="99.24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49.61pt" fo:margin-left="0pt" fo:margin-right="0pt" fo:margin-bottom="46.74pt" style:dynamic-spacing="true"/>
      </style:header-style>
      <style:footer-style>
        <style:header-footer-properties fo:min-height="22.71pt" fo:margin-left="0pt" fo:margin-right="0pt" fo:margin-top="19.84pt" style:dynamic-spacing="true"/>
      </style:footer-style>
    </style:page-layout>
    <style:page-layout style:name="Mpm3">
      <style:page-layout-properties fo:page-width="419.5pt" fo:page-height="595.3pt" style:num-format="1" style:print-orientation="portrait" fo:margin-top="28.35pt" fo:margin-bottom="28.35pt" fo:margin-left="56.69pt" fo:margin-right="28.35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  <style:footer-left>
        <text:p text:style-name="MP1"><text:page-number text:select-page="current">10</text:page-number></text:p>
      </style:footer-left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Header"/>
        <text:p text:style-name="Header"/>
      </style:header>
      <style:header-left>
        <text:p text:style-name="Header"/>
        <text:p text:style-name="Header"/>
      </style:header-left>
      <style:footer>
        <text:p text:style-name="MP2"><text:page-number text:select-page="current">0</text:page-number></text:p>
        <text:p text:style-name="Footer"/>
      </style:footer>
      <style:footer-left>
        <text:p text:style-name="Footer"><text:page-number text:select-page="current">0</text:page-number></text:p>
        <text:p text:style-name="Footer"/>
      </style:footer-lef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eghard Hillbrecht</meta:initial-creator>
    <meta:editing-cycles>5498</meta:editing-cycles>
    <meta:creation-date>2020-04-16T07:43:00</meta:creation-date>
    <dc:date>2026-04-19T13:57:11.564707017</dc:date>
    <meta:generator>LibreOffice/26.2.1.2$Linux_X86_64 LibreOffice_project/8399f6259d8c87f40e7255cdb3c9b958f5e08948</meta:generator>
    <meta:editing-duration>PT23H59M4S</meta:editing-duration>
    <meta:print-date>2026-04-02T15:54:51.081337174</meta:print-date>
    <meta:document-statistic meta:table-count="8" meta:image-count="0" meta:object-count="0" meta:page-count="11" meta:paragraph-count="248" meta:word-count="1654" meta:character-count="11292" meta:non-whitespace-character-count="9901"/>
    <meta:user-defined meta:name="Company">Landratsamt Rosenheim</meta:user-defined>
    <meta:template xlink:type="simple" xlink:actuate="onRequest" xlink:title="Normal" xlink:href=""/>
  </office:meta>
</office:document-meta>
</file>